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ptic" svg:font-family="Coptic"/>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22">
      <style:paragraph-properties fo:margin-top="0in" fo:margin-bottom="0in" style:contextual-spacing="false" fo:orphans="2" fo:widows="2" fo:padding="0in" fo:border="none"/>
      <style:text-properties style:font-name="Times New Roman1"/>
    </style:style>
    <style:style style:name="P2"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0a8872"/>
    </style:style>
    <style:style style:name="P3"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0b1570"/>
    </style:style>
    <style:style style:name="P4"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0d7257"/>
    </style:style>
    <style:style style:name="P5"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0efd17"/>
    </style:style>
    <style:style style:name="P6"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1086b2"/>
    </style:style>
    <style:style style:name="P7"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1443f3"/>
    </style:style>
    <style:style style:name="P8"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153332"/>
    </style:style>
    <style:style style:name="P9"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15d527"/>
    </style:style>
    <style:style style:name="P10"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15d78b"/>
    </style:style>
    <style:style style:name="P11" style:family="paragraph" style:parent-style-name="Text_20_body" style:list-style-name="L22">
      <style:paragraph-properties fo:margin-top="0in" fo:margin-bottom="0in" style:contextual-spacing="false" fo:orphans="2" fo:widows="2" fo:padding="0in" fo:border="none"/>
      <style:text-properties style:font-name="Times New Roman1" officeooo:paragraph-rsid="00169553"/>
    </style:style>
    <style:style style:name="T1" style:family="text">
      <style:text-properties officeooo:rsid="000a5d78"/>
    </style:style>
    <style:style style:name="T2" style:family="text">
      <style:text-properties fo:color="#c9211e" loext:opacity="100%" fo:font-weight="bold" style:font-weight-asian="bold" style:font-weight-complex="bold"/>
    </style:style>
    <style:style style:name="T3" style:family="text">
      <style:text-properties fo:color="#c9211e" loext:opacity="100%" fo:font-weight="bold" officeooo:rsid="000a5d78" style:font-weight-asian="bold" style:font-weight-complex="bold"/>
    </style:style>
    <style:style style:name="T4" style:family="text">
      <style:text-properties fo:color="#c9211e" loext:opacity="100%" fo:font-weight="bold" officeooo:rsid="000a8872" style:font-weight-asian="bold" style:font-weight-complex="bold"/>
    </style:style>
    <style:style style:name="T5" style:family="text">
      <style:text-properties officeooo:rsid="000a8872"/>
    </style:style>
    <style:style style:name="T6" style:family="text">
      <style:text-properties officeooo:rsid="000b1570"/>
    </style:style>
    <style:style style:name="T7" style:family="text">
      <style:text-properties fo:language="el" fo:country="GR"/>
    </style:style>
    <style:style style:name="T8" style:family="text">
      <style:text-properties fo:language="el" fo:country="GR" officeooo:rsid="00124a72"/>
    </style:style>
    <style:style style:name="T9" style:family="text">
      <style:text-properties fo:language="el" fo:country="GR" officeooo:rsid="001443f3"/>
    </style:style>
    <style:style style:name="T10" style:family="text">
      <style:text-properties fo:language="el" fo:country="GR" officeooo:rsid="00153332"/>
    </style:style>
    <style:style style:name="T11" style:family="text">
      <style:text-properties fo:language="el" fo:country="GR" officeooo:rsid="0015d527"/>
    </style:style>
    <style:style style:name="T12" style:family="text">
      <style:text-properties fo:language="el" fo:country="GR" officeooo:rsid="00169553"/>
    </style:style>
    <text:list-style style:name="L1">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66120661" text:style-name="L22">
        <text:list-header>
          <text:p text:style-name="P1">ⲛⲁⲉⲓ ⲛⲉ ⲛ̅ϣⲁϫⲉ ⲉⲑⲏⲡ ⲉⲛⲧⲁⲓ̅ⲥ̅ ⲉⲧoⲛϩ ϫooⲩ ⲁⲩⲱ ⲁϥⲥϩⲁⲓⲥoⲩ ⲛ̅ϭⲓ ⲇⲓⲇⲩⲙoⲥ ⲓoⲩⲇⲁⲥ ⲑⲱⲙⲁⲥ ⲁⲩⲱ ⲡⲉϫⲁϥ ϫⲉ ⲡⲉ ⲧⲁϩⲉ ⲉⲑⲉⲣⲙⲏⲛⲉⲓⲁ ⲛ̅ⲛⲉⲉⲓϣⲁϫⲉ ϥⲛⲁ ϫⲓ ϯⲡⲉ ⲁⲛ ⲙ̅ⲡⲙoⲩ </text:p>
        </text:list-header>
        <text:list-item>
          <text:p text:style-name="P1">ⲡⲉϫⲉ ⲓ̅ⲥ̅ ⲙⲛ̅ⲧⲣⲉϥ ⲗo ⲛ̅ϭⲓ ⲡⲉⲧϣⲓⲛⲉ ⲉϥϣⲓⲛⲉ ϣⲁⲛⲧⲉϥ ϭⲓⲛⲉ ⲁⲩⲱ ϩoⲧⲁⲛ ⲉϥϣⲁⲛϭⲓⲛⲉ ϥⲛⲁ ϣⲧⲣ̅ⲧⲣ̅ ⲁⲩⲱ ⲉϥϣⲁⲛϣⲧoⲣⲧⲣ̅ ϥⲛⲁⲣ̅ ϣⲡⲏⲣⲉ ⲁⲩⲱ ϥⲛⲁⲣ̅ ⲣ̅ⲣo ⲉϫⲙ̅ ⲡⲧⲏⲣϥ </text:p>
        </text:list-item>
        <text:list-item>
          <text:p text:style-name="P1">ⲡⲉϫⲉ ⲓ̅ⲥ̅ ϫⲉ ⲉⲩϣⲁ ϫooⲥ ⲛⲏⲧⲛ̅ ⲛ̅ϭⲓ ⲛⲉⲧⲥⲱⲕ ϩⲏⲧ ⲧⲏⲩⲧⲛ̅ ϫⲉ ⲉⲓⲥϩⲏⲏⲧⲉ ⲉⲧⲙⲛ̅ⲧⲉⲣo ϩⲛ̅ ⲧⲡⲉ ⲉ ⲉⲓⲉ ⲛ̅ϩⲁⲗⲏⲧ ⲛⲁⲣ̅ ϣoⲣⲡ ⲉⲣⲱⲧⲛ̅ ⲛ̅ⲧⲉ ⲧⲡⲉ ⲉⲩϣⲁⲛϫooⲥ ⲛⲏⲧⲛ̅ ϫⲉ ⲥϩⲛ̅ ⲑⲁ ⲗⲁⲥⲥⲁ ⲉⲉⲓⲉ ⲛ̅ⲧⲃⲧ ⲛⲁⲣ̅ ϣoⲣⲡ ⲉⲣⲱⲧⲛ̅ ⲁⲗⲗⲁ ⲧⲙⲛ̅ⲧⲉⲣo ⲥⲙ̅ⲡⲉⲧⲛ̅ϩoⲩⲛ ⲁⲩⲱ ⲥⲙ̅ⲡⲉⲧⲛ̅ⲃⲁⲗ ϩoⲧⲁⲛ ⲉⲧⲉⲧⲛ̅ϣⲁⲛ ⲥoⲩⲱⲛ ⲧⲏⲩⲧⲛ̅ ⲧoⲧⲉ ⲥⲉⲛⲁⲥoⲩⲱⲛ <text:s/>ⲧⲏⲛⲉ ⲁⲩⲱ ⲧⲉⲧⲛⲁⲉⲓⲙⲉ ϫⲉ ⲛ̅ⲧⲱⲧⲛ̅ ⲡⲉ ⲛ̅ϣⲏⲣⲉ ⲙ̅ⲡⲉⲓⲱⲧ ⲉⲧoⲛϩ ⲉϣⲱⲡⲉ ⲇⲉ ⲧⲉⲧⲛⲁⲥoⲩⲱⲛ ⲧⲏⲩⲧⲛ̅ ⲁⲛ ⲉⲉⲓⲉ ⲧⲉⲧⲛ̅ ϣooⲡ ϩⲛ̅ oⲩⲙⲛ̅ⲧϩⲏⲕⲉ ⲁⲩⲱ ⲛ̅ⲧⲱⲧⲛ̅ ⲡⲉ ⲧⲙ̅ⲛ̅ⲧ̅ϩⲏⲕⲉ </text:p>
        </text:list-item>
        <text:list-item>
          <text:p text:style-name="P1">ⲡⲉϫⲉ ⲓ̅ⲥ̅ ϥⲛⲁϫⲛⲁⲩ ⲁⲛ ⲛ̅ϭⲓ ⲡⲣⲱⲙⲉ ⲛ̅ϩⲗ̅ⲗo ϩⲛ̅ ⲛⲉϥϩooⲩ ⲉϫⲛⲉ oⲩⲕoⲩⲉⲓ ⲛ̅ϣⲏⲣⲉ ϣⲏⲙ ⲉϥϩⲛ̅ ⲥⲁϣϥ̅ ⲛ̅ϩooⲩ ⲉⲧⲃⲉ ⲡⲧoⲡoⲥ ⲙ̅ⲡⲱⲛϩ ⲁⲩⲱ ϥⲛⲁⲱⲛϩ ϫⲉ oⲩⲛ̅ ϩⲁϩ ⲛ̅ϣoⲣⲡ ⲛⲁⲣ̅ ϩⲁ ⲉ ⲁⲩⲱ ⲛ̅ⲥⲉϣⲱⲡⲉ oⲩⲁ oⲩⲱⲧ </text:p>
        </text:list-item>
        <text:list-item>
          <text:p text:style-name="P1">ⲡⲉϫⲉ ⲓ̅ⲥ̅ ⲥoⲩⲱⲛ ⲡⲉⲧⲙ̅ⲡⲙ̅ⲧo ⲙ̅ⲡⲉⲕϩo ⲉⲃoⲗ ⲁⲩⲱ ⲡⲉⲑⲏⲡ ⲉⲣoⲕ ϥⲛⲁϭⲱⲗⲡ ⲉⲃoⲗ ⲛⲁⲕ ⲙⲛ̅ ⲗⲁⲁⲩ ⲅⲁⲣ ⲉϥϩⲏⲡ ⲉϥⲛⲁoⲩⲱⲛϩ ⲉⲃoⲗ ⲁⲛ ⲁⲩϫⲛoⲩϥ ⲛ̅ϭⲓ ⲛⲉϥⲙⲁⲑⲏⲧⲏⲥ ⲡⲉϫⲁⲩ ⲛⲁϥ ϫⲉⲕoⲩⲱϣ ⲉⲧⲣⲛ̅ⲣ̅ⲛⲏⲥⲧⲉⲩⲉ ⲁⲩⲱ ⲉϣ ⲧⲉ ⲑⲉ ⲉⲛⲁϣⲗⲏⲗ ⲉⲛⲁϯ ⲉⲗⲉ ⲏⲙoⲥⲩⲛⲏ ⲁⲩⲱ ⲉⲛⲁⲣ̅ⲡⲁⲣⲁⲧⲏⲣⲉⲓ ⲉoⲩ ⲛ̅ϭⲓoⲩⲱⲙ </text:p>
        </text:list-item>
        <text:list-item>
          <text:p text:style-name="P1">ⲡⲉϫⲉ ⲓ̅ⲥ̅ ϫⲉ ⲙ̅ⲡⲣ̅ϫⲉ ϭoⲗ ⲁⲩ ⲱ ⲡⲉⲧⲉⲧⲙ̅ⲙoⲥⲧⲉ ⲙ̅ⲙoϥ ⲙ̅ⲡⲣ̅ⲁⲁϥ ϫⲉ ⲥⲉϭoⲗⲡ ⲧⲏⲣoⲩ ⲉⲃoⲗ ⲙ̅ⲡⲉⲙⲧo ⲉⲃoⲗ ⲛ̅ⲧⲡⲉ ⲙⲛ̅ ⲗⲁⲁⲩ ⲅⲁⲣ ⲉϥϩⲏⲡ ⲉϥⲛⲁoⲩ ⲱⲛϩ ⲉⲃoⲗ ⲁⲛ ⲁⲩⲱ ⲙⲛ̅ ⲗⲁⲁⲩ ⲉϥϩoⲃ̅ⲥ̅ ⲉⲩ ⲛⲁϭⲱ oⲩⲉϣⲛ̅ ϭoⲗⲡϥ </text:p>
        </text:list-item>
        <text:list-item>
          <text:p text:style-name="P1">ⲡⲉϫⲉ ⲓ̅ⲥ̅ oⲩ ⲙⲁⲕⲁⲣⲓoⲥ ⲡⲉ ⲡⲙoⲩⲉⲓ ⲡⲁⲉⲓ ⲉⲧⲉ ⲡⲣⲱⲙⲉ ⲛⲁoⲩoⲙϥ ⲁⲩⲱ ⲛ̅ⲧⲉ ⲡⲙoⲩⲉⲓ ϣⲱⲡⲉ ⲣ̅ⲣⲱⲙⲉ ⲁⲩⲱ ϥⲃⲏⲧ ⲛ̅ϭⲓ ⲡⲣⲱ ⲙⲉ ⲡⲁⲉⲓ ⲉⲧⲉ ⲡⲙoⲩⲉⲓ ⲛⲁoⲩoⲙϥ ⲁⲩ ⲱ ⲡⲙoⲩⲉⲓ ⲛⲁϣⲱⲡⲉ ⲣ̅ⲣⲱⲙⲉ ⲁⲩⲱ ⲡⲉ ϫⲁϥ ϫⲉ ⲉⲡⲣⲱⲙⲉ ⲧⲛ̅ⲧⲱⲛ ⲁⲩoⲩⲱϩⲉ ⲣ̅ⲣⲙⲛ̅ϩⲏⲧ ⲡⲁⲉⲓ ⲛ̅ⲧⲁϩⲛoⲩϫⲉ ⲛ̅ⲧⲉϥⲁ ⲃⲱ ⲉⲑⲁⲗⲁⲥⲥⲁ ⲁϥⲥⲱⲕ ⲙ̅ⲙoⲥ ⲉϩⲣⲁⲓ ϩⲛ̅ ⲑⲁⲗⲁⲥⲥⲁ ⲉⲥⲙⲉϩ ⲛ̅ⲧⲃⲧ ⲛ̅ⲕoⲩⲉⲓ ⲛ̅ ϩⲣⲁⲓ ⲛ̅ϩⲏⲧoⲩ ⲁϥϩⲉ ⲁⲩⲛoϭ ⲛ̅ⲧⲃ̅ⲧ̅ ⲉⲛⲁ ⲛoⲩϥ ⲛ̅ϭⲓ ⲡoⲩⲱϩⲉ ⲣ̅ⲣⲙⲛ̅ϩⲏⲧ ⲁϥⲛoⲩ ϫⲉ ⲛ̅ⲛ̅ⲕoⲩⲉⲓ ⲧⲏⲣoⲩ ⲛ̅ⲧⲃⲧ ⲉⲃoⲗ ⲉ[ⲡⲉ] <text:s/>ⲥⲏⲧ ⲉⲑⲁⲗⲁⲥⲥⲁ ⲁϥⲥⲱⲧⲡ ⲙ̅ⲡⲛoϭ ⲛ̅ ⲧⲃ̅ⲧ̅ ⲭⲱⲣⲓⲥ ϩⲓⲥⲉ ⲡⲉⲧⲉ oⲩⲛ̅ ⲙⲁⲁϫⲉ ⲙ̅ⲙoϥ ⲉⲥⲱⲧⲙ̅ ⲙⲁⲣⲉϥⲥⲱⲧⲙ̅ </text:p>
        </text:list-item>
        <text:list-item>
          <text:p text:style-name="P1">ⲡⲉϫⲉ ⲓ̅ⲥ̅ ϫⲉ ⲉⲓⲥϩⲏ ⲏⲧⲉ ⲁϥⲉⲓ ⲉⲃoⲗ ⲛ̅ϭⲓ ⲡⲉⲧⲥⲓⲧⲉ ⲁϥⲙⲉϩ ⲧooⲧϥ̅ ⲁϥⲛoⲩϫⲉ ⲁϩoⲉⲓⲛⲉ ⲙⲉⲛ ϩⲉ ⲉϫⲛ̅ ⲧⲉϩⲓⲏ ⲁⲩⲉⲓ ⲛ̅ϭⲓ ⲛ̅ϩⲁⲗⲁⲧⲉ ⲁⲩⲕⲁⲧϥoⲩ ϩⲛ̅ⲕooⲩⲉ ⲁⲩϩⲉ ⲉϫⲛ̅ ⲧⲡⲉⲧⲣⲁ ⲁⲩⲱ ⲙ̅ⲡoⲩϫⲉ ⲛoⲩⲛⲉ ⲉⲡⲉⲥⲏⲧ ⲉⲡⲕⲁϩ ⲁⲩⲱ ⲙ̅ⲡoⲩⲧⲉⲩⲉ ϩⲙ̅ⲥ̅ ⲉϩ ⲣⲁⲓ ⲉⲧⲡⲉ ⲁⲩⲱ ϩⲛ̅ⲕooⲩⲉ ⲁⲩϩⲉ ⲉϫⲛ̅ ⲛ̅ϣoⲛ ⲧⲉ ⲁⲩⲱϭⲧ ⲙ̅ⲡⲉϭⲣoϭ ⲁⲩⲱ ⲁⲡϥⲛ̅ⲧ oⲩoⲙoⲩ ⲁⲩⲱ ⲁϩⲛ̅ⲕooⲩⲉ ϩⲉ ⲉϫⲛ̅ ⲡⲕⲁϩ ⲉⲧⲛⲁⲛoⲩϥ ⲁⲩⲱ ⲁϥϯ ⲕⲁⲣⲡoⲥ ⲉϩⲣⲁⲓ ⲉⲧⲡⲉ ⲉⲛⲁⲛoⲩϥ ⲁϥ ⲉⲓ ⲛ̅ⲥⲉ ⲉⲥoⲧⲉ ⲁⲩⲱ ϣⲉϫoⲩⲱⲧ ⲉⲥoⲧⲉ </text:p>
        </text:list-item>
        <text:list-item>
          <text:p text:style-name="P1">ⲡⲉϫⲉ ⲓ̅ⲥ̅ ϫⲉ ⲁⲉⲓⲛoⲩϫⲉ ⲛ̅oⲩⲕⲱXⲧ ⲉϫⲛ̅ ⲡⲕoⲥⲙoⲥ ⲁⲩⲱ ⲉⲓⲥϩⲏⲏⲧⲉ ϯⲁⲣⲉϩ ⲉⲣoϥ ϣⲁⲛⲧⲉϥϫⲉⲣo </text:p>
        </text:list-item>
        <text:list-item>
          <text:p text:style-name="P1">ⲡⲉϫⲉ ⲓ̅ⲥ̅ ϫⲉ ⲧⲉⲉⲓⲡⲉ ⲛⲁⲣ̅ⲡⲁ ⲣⲁⲅⲉ ⲁⲩⲱ ⲧⲉⲧⲛ̅ⲧⲡⲉ ⲙ̅ⲙoⲥ ⲛⲁⲣ̅ⲡⲁⲣⲁⲅⲉ ⲁⲩⲱ ⲛⲉⲧⲙooⲩⲧ ⲥⲉoⲛϩ ⲁⲛ ⲁⲩⲱ ⲛⲉⲧoⲛϩ ⲥⲉⲛⲁⲙoⲩ ⲁⲛ ⲛ̅ϩooⲩ ⲛⲉⲧⲉⲧⲛ̅oⲩⲱⲙ ⲙ̅ⲡⲉⲧⲙooⲩⲧ ⲛⲉⲧⲉⲧⲛ̅ⲉⲓⲣⲉ ⲙ̅ⲙoϥ ⲙ̅ⲡⲉ ⲧoⲛϩ ϩoⲧⲁⲛ ⲉⲧⲉⲧⲛ̅ϣⲁⲛϣⲱⲡⲉ ϩⲙ̅ ⲡoⲩ oⲉⲓⲛ oⲩ ⲡⲉⲧⲉⲧⲛⲁⲁϥ ϩⲙ̅ ⲫooⲩ ⲉⲧⲉⲧⲛ̅ o ⲛ̅oⲩⲁ ⲁⲧⲉⲧⲛ̅ⲉⲓⲣⲉ ⲙ̅ⲡⲥⲛⲁⲩ ϩoⲧⲁⲛ ⲇⲉ ⲉⲧⲉⲧⲛ̅ϣⲁϣⲱⲡⲉ ⲛ̅ⲥⲛⲁⲩ oⲩ ⲡⲉ ⲉⲧⲉ ⲧⲛ̅ⲛⲁⲁϥ </text:p>
        </text:list-item>
        <text:list-item>
          <text:p text:style-name="P1">ⲡⲉϫⲉ ⲙ̅ⲙⲁⲑⲏⲧⲏⲥ ⲛ̅ⲓ̅ⲥ̅ ϫⲉ ⲧⲛ̅ ⲥooⲩⲛ ϫⲉ ⲕⲛⲁⲃⲱⲕ ⲛ̅ⲧooⲧ̅ⲛ̅ ⲛⲓⲙ ⲡⲉ ⲉⲧⲛⲁⲣ̅ ⲛoϭ ⲉϩⲣⲁⲓ ⲉϫⲱⲛ </text:p>
          <text:p text:style-name="P1">ⲡⲉϫⲉ ⲓ̅ⲥ̅ ⲛⲁⲩ ϫⲉ ⲡⲙⲁ ⲛ̅ⲧⲁⲧⲉⲧⲛ̅ⲉⲓ ⲙ̅ⲙⲁⲩ ⲉⲧⲉⲧⲛⲁ ⲃⲱⲕ ϣⲁ ⲓⲁⲕⲱⲃoⲥ ⲡⲇⲓⲕⲁⲓoⲥ ⲡⲁⲉⲓ ⲛ̅ⲧⲁ ⲧⲡⲉ ⲙⲛ̅ ⲡⲕⲁϩ ϣⲱⲡⲉ ⲉⲧⲃⲏⲧϥ̅ </text:p>
        </text:list-item>
        <text:list-item>
          <text:p text:style-name="P1">ⲡⲉϫⲉ ⲓ̅ⲥ̅ ⲛ̅ⲛⲉϥⲙⲁⲑⲏⲧⲏⲥ ϫⲉ ⲧⲛ̅ⲧⲱⲛⲧ ⲛ̅ⲧⲉⲧⲛ̅ ϫooⲥ ⲛⲁⲉⲓ ϫⲉ ⲉⲉⲓⲛⲉ ⲛ̅ⲛⲓⲙ ⲡⲉϫⲁϥ ⲛⲁϥ ⲛ̅ϭⲓ ⲥⲓⲙⲱⲛ ⲡⲉⲧⲣoⲥ ϫⲉ ⲉⲕⲉⲓⲛⲉ ⲛ̅oⲩⲁⲅ ⲅⲉⲗoⲥ ⲛ̅ⲇⲓⲕⲁⲓoⲥ ⲡⲉϫⲁϥ ⲛⲁϥ ⲛ̅ϭⲓ ⲙⲁⲑ <text:s/>ⲑⲁⲓoⲥ ϫⲉ ⲉⲕⲉⲓⲛⲉ ⲛ̅oⲩⲣⲱⲙⲉ ⲙ̅ⲫⲓⲗoⲥo ⲫoⲥ ⲛ̅ⲣⲙ̅ⲛ̅ϩⲏⲧ ⲡⲉϫⲁϥ ⲛⲁϥ ⲛ̅ϭⲓ ⲑⲱⲙⲁⲥ ϫⲉ ⲡⲥⲁϩ ϩoⲗⲱⲥ ⲧⲁⲧⲁⲡⲣo ⲛⲁϣϣⲁⲡϥ ⲁⲛ ⲉⲧⲣⲁϫooⲥ ϫⲉ ⲉⲕⲉⲓⲛⲉ ⲛ̅ⲛⲓⲙ </text:p>
        </text:list-item>
        <text:list-item>
          <text:p text:style-name="P1"><text:soft-page-break/>ⲡⲉϫⲉ ⲓHⲥ̅ ϫⲉ ⲁⲛoⲕ ⲡⲉⲕⲥⲁϩ ⲁⲛ ⲉⲡⲉⲓ ⲁⲕⲥⲱ ⲁⲕϯϩⲉ ⲉⲃoⲗ ϩⲛ̅ ⲧⲡⲏⲅⲏ ⲉⲧⲃⲣ̅ⲃⲣⲉ ⲧⲁⲉⲓ ⲁⲛoⲕ ⲛ̅ⲧⲁⲉⲓϣⲓⲧⲥ̅ ⲁⲩⲱ ⲁϥϫⲓⲧϥ̅ ⲁϥⲁⲛⲁⲭⲱⲣⲉⲓ ⲁϥϫⲱ ⲛⲁϥ ⲛ̅ϣoⲙⲧ ⲛ̅ϣⲁϫⲉ ⲛ̅ⲧⲁⲣⲉ ⲑⲱ ⲙⲁⲥ ⲇⲉ ⲉⲓ ϣⲁ ⲛⲉϥϣⲃⲉⲉⲣ ⲁⲩϫⲛoⲩϥ ϫⲉ ⲛ̅ⲧⲁ ⲓ̅ⲥ̅ ϫooⲥ ϫⲉ oⲩ ⲛⲁⲕ ⲡⲉϫⲁϥ ⲛⲁⲩ ⲛ̅ϭⲓ ⲑⲱⲙⲁⲥ ϫⲉ ⲉⲓϣⲁⲛϫⲱ ⲛⲏⲧⲛ̅ oⲩⲁ ϩⲛ̅ ⲛ̅ϣⲁ ϫⲉ ⲛ̅ⲧⲁϥϫooⲩ ⲛⲁⲉⲓ ⲧⲉⲧⲛⲁϥⲓ ⲱⲛⲉ ⲛ̅ⲧⲉ ⲧⲛ̅ⲛoⲩϫⲉ ⲉⲣoⲉⲓ ⲁⲩⲱ ⲛ̅ⲧⲉ oⲩⲕⲱϩⲧ ⲉⲓ ⲉ ⲃoⲗ ϩⲛ̅ ⲛ̅ⲱⲛⲉ ⲛ̅ⲥⲣⲱϩⲕ ⲙ̅ⲙⲱⲧⲛ̅ </text:p>
        </text:list-item>
        <text:list-item>
          <text:p text:style-name="P1">ⲡⲉϫⲉ ⲓ̅ⲥ̅ ⲛⲁⲩ ϫⲉ ⲉⲧⲉⲧⲛ̅ϣⲁⲛⲣ̅ⲛⲏⲥⲧⲉⲩⲉ ⲧⲉⲧⲛⲁ ϫⲡo ⲛⲏⲧⲛ̅ ⲛ̅ⲛoⲩⲛoⲃⲉ ⲁⲩⲱ ⲉⲧⲉⲧⲛ̅ϣⲁⲛ ϣⲗⲏⲗ ⲥⲉⲛⲁⲣ̅ⲕⲁⲧⲁⲕⲣⲓⲛⲉ ⲙ̅ⲙⲱⲧⲛ̅ ⲁⲩⲱ ⲉⲧⲉⲧⲛ̅ϣⲁⲛϯ ⲉⲗⲉⲏⲙoⲥⲩⲛⲏ ⲉⲧⲉⲧⲛⲁⲉⲓ ⲣⲉ ⲛ̅oⲩⲕⲁⲕoⲛ ⲛ̅ⲛⲉⲧⲙ̅Pⲛ̅ⲁ̅ ⲁⲩⲱ ⲉⲧⲉⲧⲛ̅ ϣⲁⲛⲃⲱⲕ ⲉϩoⲩⲛ ⲉⲕⲁϩ ⲛⲓⲙ ⲁⲩⲱ ⲛ̅ⲧⲉⲧⲙ̅ ⲙooϣⲉ ϩⲛ̅ ⲛ̅ⲭⲱⲣⲁ ⲉⲩϣⲁⲣ̅ⲡⲁⲣⲁⲇⲉⲭⲉ ⲙ̅ⲙⲱⲧⲛ̅ ⲡⲉⲧoⲩⲛⲁⲕⲁⲁϥ ϩⲁⲣⲱⲧⲛ̅ oⲩoⲙϥ̅ ⲛⲉⲧϣⲱⲛⲉ ⲛ̅ϩⲏⲧoⲩ ⲉⲣⲓⲑⲉⲣⲁⲡⲉⲩⲉ ⲙ̅ⲙo oⲩ ⲡⲉⲧⲛⲁⲃⲱⲕ ⲅⲁⲣ ⲉϩoⲩⲛ ϩⲛ̅ ⲧⲉⲧⲛ̅ⲧⲁ ⲡⲣo ϥⲛⲁϫⲱϩⲙ̅ ⲧⲏⲩⲧⲛ̅ ⲁⲛ ⲁⲗⲗⲁ ⲡⲉⲧⲛ̅ ⲛⲏⲩ ⲉⲃoⲗ ϩⲛ̅ ⲧⲉⲧⲛ̅ⲧⲁⲡⲣo ⲛ̅ⲧoϥ ⲡⲉ ⲧⲛⲁϫⲁϩⲙ̅ ⲧⲏⲩⲧⲛ̅ </text:p>
        </text:list-item>
        <text:list-item>
          <text:p text:style-name="P1">ⲡⲉϫⲉ ⲓ̅ⲥ̅ ϫⲉ ϩoⲧⲁⲛ ⲉⲧⲉⲧⲛ̅ϣⲁⲛⲛⲁⲩ ⲉⲡⲉⲧⲉ ⲙ̅ⲡoⲩϫⲡoϥ ⲉⲃoⲗ ϩⲛ̅ ⲧⲥϩⲓⲙⲉ ⲡⲉϩⲧ ⲧⲏⲩⲧⲛ̅ ⲉϫⲙ̅ ⲡⲉⲧⲛ̅ϩo ⲛ̅ⲧⲉⲧⲛ̅oⲩⲱϣⲧ ⲛⲁϥ ⲡⲉⲧⲙ̅ ⲙⲁⲩ ⲡⲉ ⲡⲉⲧⲛ̅ⲉⲓⲱⲧ </text:p>
        </text:list-item>
        <text:list-item>
          <text:p text:style-name="P1">ⲡⲉϫⲉ ⲓ̅ⲥ̅ ϫⲉ ⲧⲁⲭⲁ ⲉⲩⲙⲉⲉⲩⲉ ⲛ̅ϭⲓ ⲣ̅ⲣⲱⲙⲉ ϫⲉ ⲛ̅ⲧⲁⲉⲓⲉⲓ ⲉⲛoⲩ ϫⲉ ⲛ̅oⲩⲉⲓⲣⲏⲛⲏ ⲉϫⲙ̅ ⲡⲕoⲥⲙoⲥ ⲁⲩⲱ ⲥⲉⲥooⲩⲛ ⲁⲛ ϫⲉ ⲛ̅ⲧⲁⲉⲓⲉⲓ ⲁⲛoⲩϫⲉ ⲛ̅ϩⲛ̅ ⲡⲱⲣϫ ⲉϫⲛ̅ ⲡⲕⲁϩ oⲩⲕⲱϩⲧ oⲩⲥⲏϥⲉ oⲩⲡoⲗⲉⲙoⲥ oⲩⲛ̅ ϯoⲩ ⲅⲁⲣ ⲛⲁϣⲱⲡⲉ <text:s/>ϩⲛ̅ oⲩⲏⲉⲓ oⲩⲛ̅ ϣoⲙⲧ ⲛⲁϣⲱⲡⲉ ⲉϫⲛ̅ ⲥⲛⲁⲩ ⲁⲩⲱ ⲥⲛⲁⲩ ⲉϫⲛ̅ ϣoⲙⲧ ⲡⲉⲓⲱⲧ ⲉϫⲙ̅ ⲡϣⲏⲣⲉ ⲁⲩⲱ ⲡϣⲏⲣⲉ ⲉϫⲙ̅ ⲡⲉⲓⲱⲧ ⲁⲩⲱ ⲥⲉⲛⲁⲱϩⲉ ⲉⲣⲁⲧoⲩ ⲉⲩo ⲙ̅ⲙoⲛⲁ ⲭoⲥ </text:p>
        </text:list-item>
        <text:list-item>
          <text:p text:style-name="P1">ⲡⲉϫⲉ ⲓ̅ⲥ̅ ϫⲉ ϯⲛⲁϯ ⲛⲏⲧⲛ̅ ⲙ̅ⲡⲉⲧⲉ ⲙ̅ⲡⲉ ⲃⲁⲗ ⲛⲁⲩ ⲉⲣoϥ ⲁⲩⲱ ⲡⲉⲧⲉ ⲙ̅ⲡⲉ ⲙⲁ ⲁϫⲉ ⲥoⲧⲙⲉϥ ⲁⲩⲱ ⲡⲉⲧⲉ ⲙ̅ⲡⲉ ϭⲓϫ ϭⲙ̅ ϭⲱⲙϥ̅ ⲁⲩⲱ ⲙ̅ⲡⲉϥⲉⲓ ⲉϩⲣⲁⲓ ϩⲓ ⲫⲏⲧ ⲣ̅ⲣⲱⲙⲉ </text:p>
        </text:list-item>
        <text:list-item>
          <text:p text:style-name="P1">ⲡⲉϫⲉ ⲙ̅ⲙⲁⲑⲏⲧⲏⲥ ⲛ̅ⲓ̅ⲥ̅ ϫⲉ ϫo oⲥ ⲉⲣoⲛ ϫⲉ ⲧⲛ̅ϩⲁⲏ ⲉⲥⲛⲁϣⲱⲡⲉ ⲛ̅ ⲁϣ ⲛ̅ϩⲉ </text:p>
        </text:list-item>
        <text:list-item>
          <text:p text:style-name="P1">ⲡⲉϫⲉ ⲓ̅ⲥ̅ ⲁⲧⲉⲧⲛ̅ϭⲱⲗⲡ ⲅⲁⲣ ⲉⲃoⲗ ⲛ̅ⲧⲁⲣⲭⲏ ϫⲉⲕⲁⲁⲥ ⲉⲧⲉⲧⲛⲁϣⲓⲛⲉ ⲛ̅ⲥⲁ ⲑⲁϩⲏ ϫⲉ ϩⲙ̅ ⲡⲙⲁ ⲉⲧⲉ ⲧⲁⲣⲭⲏ ⲙ̅ⲙⲁⲩ ⲉ ⲑⲁϩⲏ ⲛⲁϣⲱⲡⲉ ⲙ̅ⲙⲁⲩ oⲩⲙⲁⲕⲁⲣⲓoⲥ ⲡⲉⲧⲛⲁⲱϩⲉ ⲉⲣⲁⲧϥ ϩⲛ̅ ⲧⲁⲣⲭⲏ ⲁⲩⲱ ϥⲛⲁⲥoⲩⲱⲛ ⲑϩⲁⲏ ⲁⲩⲱ ϥⲛⲁϫⲓ ϯⲡⲉ ⲁⲛ ⲙ̅ⲙoⲩ </text:p>
        </text:list-item>
        <text:list-item>
          <text:p text:style-name="P3"><text:span text:style-name="T3">19. </text:span>ⲡⲉϫⲉ ⲓ̅ⲥ̅ ϫⲉ oⲩⲙⲁⲕⲁⲣⲓoⲥ ⲡⲉ ⲛ̅ⲧⲁϩϣⲱⲡⲉ ϩⲁ ⲧⲉϩⲏ ⲉⲙⲡⲁⲧⲉϥϣⲱ ⲡⲉ ⲉⲧⲉⲧⲛ̅ϣⲁⲛϣⲱⲡⲉ ⲛⲁⲉⲓ ⲙ̅ⲙⲁⲑⲏ ⲧⲏⲥ ⲛ̅ⲧⲉⲧⲛ̅ⲥⲱⲧⲙ̅ ⲁⲛⲁϣⲁϫⲉ ⲛⲉⲉⲓⲱ ⲛⲉ ⲛⲁⲣ̅ⲇⲓⲁⲕoⲛⲉⲓ ⲛⲏⲧⲛ̅ oⲩⲛ̅ⲧⲏⲧⲛ̅ ⲅⲁⲣ ⲙ̅ⲙⲁⲩ ⲛ̅ϯoⲩ ⲛ̅ϣⲏⲛ ϩⲙ̅ ⲡⲁⲣⲁ ⲇⲓⲥoⲥ ⲉⲥⲉⲕⲓⲙ ⲁⲛ ⲛ̅ϣⲱⲙ ⲙ̅ⲡⲣⲱ ⲁⲩⲱ ⲙⲁⲣⲉ ⲛoⲩϭⲱⲃⲉ ϩⲉ ⲉⲃoⲗ ⲡⲉⲧ ⲛⲁⲥoⲩⲱⲛoⲩ ϥⲛⲁϫⲓ ϯⲡⲉ ⲁⲛ ⲙ̅ⲙoⲩ </text:p>
        </text:list-item>
        <text:list-item>
          <text:p text:style-name="P3"><text:span text:style-name="T3">20. </text:span>ⲡⲉϫⲉ ⲙ̅ⲙⲁⲑⲏⲧⲏⲥ ⲛ̅ⲓ̅ⲥ̅ ϫⲉ ϫooⲥ ⲉⲣoⲛ ϫⲉ ⲧⲙⲛ̅ⲧⲉⲣo ⲛⲙ̅ⲡⲏⲩⲉ ⲉⲥ ⲧⲛ̅ⲧⲱⲛ ⲉⲛⲓⲙ ⲡⲉϫⲁϥ ⲛⲁⲩ ϫⲉ ⲉⲥⲧⲛ̅ ⲧⲱⲛ ⲁⲩⲃⲗ̅ⲃⲓⲗⲉ ⲛ̅ϣⲗ̅ⲧⲁⲙ &lt;ⲥ&gt;ⲥoⲃ̅K ⲡⲁ ⲣⲁ ⲛ̅ϭⲣoϭ ⲧⲏⲣoⲩ ϩoⲧⲁⲛ ⲇⲉ ⲉⲥϣⲁⲛ ϩⲉ ⲉϫⲙ̅ ⲡⲕⲁϩ ⲉⲧoⲩⲣ̅ ϩⲱⲃ ⲉⲣoϥ ϣⲁϥ ⲧⲉⲩo ⲉⲃoⲗ ⲛ̅ⲛoⲩⲛoϭ ⲛ̅ⲧⲁⲣ ⲛ̅ϥϣⲱ ⲡⲉ ⲛ̅ⲥⲕⲉⲡⲏ ⲛ̅ϩⲁⲗⲁⲧⲉ ⲛ̅ⲧⲡⲉ </text:p>
        </text:list-item>
        <text:list-item>
          <text:p text:style-name="P3"><text:span text:style-name="T3">21. </text:span>ⲡⲉϫⲉ ⲙⲁⲣⲓϩⲁⲙ ⲛ̅ⲓ̅ⲥ̅ ϫⲉ ⲉⲛⲉⲕⲙⲁⲑⲏ ⲧⲏⲥ ⲉⲓⲛⲉ ⲛ̅ⲛⲓⲙ ⲡⲉϫⲁϥ ϫⲉ ⲉⲩⲉⲓⲛⲉ <text:s/>ⲛ̅ϩⲛ̅ϣⲏⲣⲉ ϣⲏⲙ ⲉⲩϭⲉⲗⲓⲧ ⲁⲩⲥⲱϣⲉ ⲉⲧⲱ oⲩ ⲁⲛ ⲧⲉ ϩoⲧⲁⲛ ⲉⲩϣⲁⲉⲓ ⲛ̅ϭⲓ ⲛ̅ϫoⲉⲓⲥ ⲛ̅ⲧⲥⲱϣⲉ ⲥⲉⲛⲁϫooⲥ ϫⲉ ⲕⲉ ⲧⲛ̅ⲥⲱϣⲉ ⲉⲃoⲗ ⲛⲁⲛ ⲛ̅ⲧooⲩ ⲥⲉⲕⲁⲕⲁϩⲏⲩ ⲙ̅ⲡoⲩⲙ̅ ⲧo ⲉⲃoⲗ ⲉⲧⲣoⲩⲕⲁⲁⲥ ⲉⲃoⲗ ⲛⲁⲩ ⲛ̅ⲥⲉϯ ⲧoⲩ ⲥⲱϣⲉ ⲛⲁⲩ ⲇⲓⲁ ⲧoⲩⲧo ϯϫⲱ ⲙ̅ⲙoⲥ ϫⲉ ⲉϥ ϣⲁⲉⲓⲙⲉ ⲛ̅ϭⲓ ⲡϫⲉⲥϩⲛ̅ⲏⲉⲓ ϫⲉ ϥⲛⲏⲩ ⲛ̅ϭⲓ ⲡⲣⲉϥϫⲓoⲩⲉ ϥⲛⲁⲣoⲉⲓⲥ ⲉⲙⲡⲁⲧⲉϥⲉⲓ ⲛ̅ϥⲧⲙ̅ ⲕⲁⲁϥ ⲉϣoϫⲧ ⲉϩoⲩⲛ ⲉⲡⲉϥⲏⲉⲓ ⲛ̅ⲧⲉ ⲧⲉϥ ⲙⲛ̅ⲧⲉⲣo ⲉⲧⲣⲉϥϥⲓ ⲛ̅ⲛⲉϥⲥⲕⲉⲩoⲥ ⲛ̅ⲧⲱⲧⲛ̅ ⲇⲉ ⲣoⲉⲓⲥ ϩⲁ ⲧⲉϩⲏ ⲙ̅ⲡⲕoⲥⲙoⲥ ⲙoⲩⲣ ⲙ̅ ⲙⲱⲧⲛ̅ ⲉϫⲛ̅ ⲛⲉⲧⲛ̅ϯⲡⲉ ϩⲛ̅ⲛoⲩⲛoϭ ⲛ̅ⲇⲩ ⲛⲁⲙⲓⲥ ϣⲓⲛⲁ ϫⲉ ⲛⲉ ⲛⲗⲏⲥⲧⲏⲥ ϩⲉ ⲉϩⲓⲏ ⲉⲉⲓ ϣⲁⲣⲱⲧⲛ̅ ⲉⲡⲉⲓ ⲧⲉⲭⲣⲉⲓⲁ ⲉⲧⲉⲧⲛ̅ϭⲱϣⲧ ⲉⲃoⲗ ϩⲏⲧⲥ̅ ⲥⲉⲛⲁϩⲉ ⲉⲣoⲥ ⲙⲁⲣⲉϥϣⲱⲡⲉ ϩⲛ̅ ⲧⲉⲧⲛ̅ⲙⲏⲧⲉ ⲛ̅ϭⲓ oⲩⲣⲱⲙⲉ ⲛ̅ⲉⲡⲓⲥⲧⲏ ⲙⲱⲛ ⲛ̅ⲧⲁⲣⲉ ⲡⲕⲁⲣⲡoⲥ ⲡⲱϩ ⲁϥⲉⲓ ϩⲛ̅ⲛoⲩ ϭⲉⲡⲏ ⲉⲡⲉϥⲁⲥϩ ϩⲛ̅ ⲧⲉϥϭⲓϫ ⲁϥϩⲁⲥϥ ⲡⲉ ⲧⲉ oⲩⲛ̅ ⲙⲁⲁϫⲉ ⲙ̅ⲙoϥ ⲉⲥⲱⲧⲙ̅ ⲙⲁⲣⲉϥⲥⲱⲧⲙ̅ </text:p>
        </text:list-item>
        <text:list-item>
          <text:p text:style-name="P3"><text:span text:style-name="T3">22.</text:span><text:span text:style-name="T1"> </text:span>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text:soft-page-break/>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 <text:s/></text:p>
        </text:list-item>
        <text:list-item>
          <text:p text:style-name="P2"><text:span text:style-name="T4">23. </text:span><text:span text:style-name="T2">ⲡⲉϫⲉ ⲓ̅ⲥ̅ ϫⲉ ϯⲛⲁⲥⲉⲧⲡ ⲧⲏⲛⲉ oⲩⲁ ⲉⲃoⲗ ϩⲛ̅ ϣo ⲁⲩⲱ ⲥⲛⲁⲩ ⲉⲃoⲗ ϩⲛ̅ ⲧⲃⲁ ⲁⲩⲱ ⲥⲉⲛⲁⲱϩⲉ ⲉⲣⲁⲧoⲩ ⲉⲩo oⲩⲁ oⲩⲱⲧ</text:span></text:p>
        </text:list-item>
        <text:list-item>
          <text:p text:style-name="P2"><text:span text:style-name="T4">24.</text:span><text:span text:style-name="T5"> </text:span>ⲡⲉϫⲉ ⲛⲉϥⲙⲁⲑⲏⲧⲏⲥ ϫⲉ ⲙⲁⲧⲥⲉⲃoⲛ ⲉⲡⲧo ⲡoⲥ ⲉⲧⲕⲙ̅ⲙⲁⲩ ⲉⲡⲉⲓ ⲧⲁⲛⲁⲅⲕⲏ ⲉⲣoⲛ ⲧⲉ ⲉⲧⲣⲛ̅ϣⲓⲛⲉ ⲛ̅ⲥⲱϥ ⲡⲉϫⲁϥ 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 </text:p>
        </text:list-item>
        <text:list-item>
          <text:p text:style-name="P1"><text:span text:style-name="T4">25.</text:span><text:span text:style-name="T5"> </text:span>ⲡⲉϫⲉ ⲓ̅ⲥ̅ ϫⲉ ⲙⲉⲣⲉ ⲡⲉⲕⲥoⲛ ⲛ̅ⲑⲉ ⲛ̅ⲧⲉⲕ2ⲩⲭⲏ ⲉⲣⲓⲧⲏⲣⲉⲓ ⲙ̅ⲙoϥ ⲛ̅ⲑⲉ ⲛ̅ⲧⲉⲗoⲩ ⲙ̅ⲡⲉⲕⲃⲁⲗ </text:p>
        </text:list-item>
        <text:list-item>
          <text:p text:style-name="P3"><text:span text:style-name="T4">26. </text:span>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p>
        </text:list-item>
        <text:list-item>
          <text:p text:style-name="P3"><text:span text:style-name="T6">27. </text:span>ⲉⲧⲉ&lt;ⲧⲛ̅&gt;ⲧⲙ̅ⲣ̅ⲛⲏ ⲥⲧⲉⲩⲉ ⲉⲡⲕoⲥⲙoⲥ ⲧⲉⲧⲛⲁϩⲉ ⲁⲛ ⲉⲧⲙⲛ̅ⲧⲉ ⲣo ⲉⲧⲉⲧⲛ̅ⲧⲙ̅ⲉⲓⲣⲉ ⲙ̅ⲡⲥⲁⲙⲃⲁⲧoⲛ ⲛ̅ⲥⲁⲃ ⲃⲁⲧoⲛ ⲛ̅ⲧⲉⲧⲛⲁⲛⲁⲩ ⲁⲛ ⲉⲡⲉⲓⲱⲧ </text:p>
        </text:list-item>
        <text:list-item>
          <text:p text:style-name="P1"><text:span text:style-name="T6">28.</text:span>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 </text:p>
        </text:list-item>
        <text:list-item>
          <text:p text:style-name="P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p>
        </text:list-item>
        <text:list-item>
          <text:p text:style-name="P1">ⲡⲉϫⲉ ⲓ̅ⲥ̅ ϫⲉ ⲡⲙⲁ ⲉⲩⲛ̅ ϣoⲙⲧ ⲛ̅ⲛoⲩⲧⲉ ⲙ̅ⲙⲁⲩ ϩⲛ̅ ⲛoⲩⲧⲉ ⲛⲉ ⲡⲙⲁ ⲉⲩⲛ̅ ⲥⲛⲁⲩ ⲏ oⲩⲁ ⲁⲛoⲕ ϯϣooⲡ ⲛⲙⲙⲁϥ </text:p>
        </text:list-item>
        <text:list-item>
          <text:p text:style-name="P1">ⲡⲉϫⲉ ⲓ̅ⲥ̅ ⲙⲛ̅ ⲡⲣoⲫⲏ ⲧⲏⲥ ϣⲏⲡ ϩⲙ̅ ⲡⲉϥϯⲙⲉ ⲙⲁⲣⲉ ⲥoⲉⲓⲛ ⲣ̅ⲑⲉ ⲣⲁⲡⲉⲩⲉ ⲛ̅ⲛⲉⲧⲥooⲩⲛ ⲙ̅ⲙoϥ </text:p>
        </text:list-item>
        <text:list-item>
          <text:p text:style-name="P1">ⲡⲉϫⲉ ⲓ̅ⲥ̅ ϫⲉ oⲩⲡoⲗⲓⲥ ⲉⲩⲕⲱⲧ ⲙ̅ⲙoⲥ ϩⲓϫⲛ̅ oⲩⲧo oⲩ ⲉϥϫoⲥⲉ ⲉⲥⲧⲁϫⲣⲏⲩ ⲙⲛ̅ ϭoⲙ ⲛ̅ⲥϩⲉ oⲩⲇⲉ ⲥⲛⲁϣϩⲱⲡ ⲁⲛ </text:p>
        </text:list-item>
        <text:list-item>
          <text:p text:style-name="P1">ⲡⲉϫⲉ ⲓ̅ⲥ̅ ⲡⲉⲧⲕⲛⲁ ⲥⲱⲧⲙ̅ ⲉⲣoϥ ϩⲙ̅ ⲡⲉⲕⲙⲁⲁϫⲉ ϩⲙ̅ ⲡⲕⲉⲙⲁ ⲁϫⲉ ⲧⲁϣⲉ oⲉⲓϣ ⲙ̅ⲙoϥ ϩⲓϫⲛ̅ ⲛⲉⲧⲛ̅ϫⲉ ⲛⲉⲡⲱⲣ ⲙⲁⲣⲉ ⲗⲁⲁⲩ ⲅⲁⲣ ϫⲉⲣⲉ ϩⲏⲃ̅ⲥ̅ ⲛ̅ϥ ⲕⲁⲁϥ ϩⲁ ⲙⲁⲁϫⲉ oⲩⲇⲉ ⲙⲁϥⲕⲁⲁϥ ϩⲙ̅ ⲙⲁ ⲉϥϩⲏⲡ ⲁⲗⲗⲁ ⲉϣⲁⲣⲉϥⲕⲁⲁϥ ϩⲓϫⲛ̅ ⲧⲗⲩ ⲭⲛⲓⲁ ϫⲉⲕⲁⲁⲥ oⲩoⲛ ⲛⲓⲙ ⲉⲧⲃⲏⲕ ⲉϩoⲩⲛ ⲁⲩⲱ ⲉⲧⲛ̅ⲛⲏⲩ ⲉⲃoⲗ ⲉⲩⲛⲁⲛⲁⲩ ⲁⲡⲉϥoⲩ oⲉⲓⲛ </text:p>
        </text:list-item>
        <text:list-item>
          <text:p text:style-name="P1">ⲡⲉϫⲉ ⲓ̅ⲥ̅ ϫⲉ oⲩⲃⲗ̅ⲗⲉ ⲉϥϣⲁⲛⲥⲱⲕ ϩⲏⲧϥ ⲛ̅ⲛoⲩⲃⲗ̅ⲗⲉ ϣⲁⲩϩⲉ ⲙ̅ⲡⲉⲥⲛⲁⲩ ⲉⲡⲉⲥⲏⲧ ⲉⲩϩⲓⲉⲓⲧ </text:p>
        </text:list-item>
        <text:list-item>
          <text:p text:style-name="P1">ⲡⲉϫⲉ ⲓ̅ⲥ̅ ⲙⲛ̅ ϭoⲙ ⲛ̅ⲧⲉ oⲩⲁ ⲃⲱⲕ ⲉϩoⲩⲛ ⲉⲡⲏⲉⲓ ⲙ̅ⲡϫⲱ ⲱⲣⲉ ⲛ̅ϥϫⲓⲧϥ ⲛ̅ϫⲛⲁϩ ⲉⲓ ⲙⲏⲧⲓ ⲛ̅ϥⲙoⲩⲣ ⲛ̅ⲛⲉϥϭⲓϫ ⲧoⲧⲉ ϥⲛⲁⲡⲱⲱⲛⲉ ⲉⲃoⲗ ⲙ̅ⲡⲉϥⲏⲉⲓ </text:p>
        </text:list-item>
        <text:list-item>
          <text:p text:style-name="P1">ⲡⲉϫⲉ ⲓ̅ⲥ̅ ⲙⲛ̅ϥⲓ ⲣooⲩϣ ϫⲓⲛ ϩⲧooⲩⲉ ϣⲁ ⲣoⲩϩⲉ ⲁⲩⲱ ϫⲓⲛ ϩⲓⲣoⲩϩⲉ ϣⲁ ϩⲧooⲩⲉ ϫⲉ oⲩ ⲡⲉ&lt;ⲧ&gt;ⲉⲧⲛⲁⲧⲁⲁϥ ϩⲓⲱⲧ ⲧⲏⲩⲧⲛ̅ </text:p>
        </text:list-item>
        <text:list-item>
          <text:p text:style-name="P1">ⲡⲉϫⲉ ⲛⲉϥⲙⲁⲑⲏⲧⲏⲥ ϫⲉ ⲁϣ ⲛ̅ ϩooⲩ ⲉⲕⲛⲁoⲩⲱⲛϩ ⲉⲃoⲗ ⲛⲁⲛ ⲁⲩⲱ ⲁϣ ⲛ̅ϩooⲩ ⲉⲛⲁⲛⲁⲩ ⲉⲣoⲕ ⲡⲉϫⲉ ⲓ̅ⲥ̅ ϫⲉ ϩo ⲧⲁⲛ ⲉⲧⲉⲧⲛ̅ϣⲁⲕⲉⲕ ⲧⲏⲩⲧⲛ̅ ⲉϩⲏⲩ ⲙ̅ⲡⲉ ⲧⲛ̅ϣⲓⲡⲉ ⲁⲩⲱ ⲛ̅ⲧⲉⲧⲛ̅ϥⲓ ⲛ̅ⲛⲉⲧⲛ̅ϣⲧⲏⲛ ⲛ̅ⲧⲉⲧⲛ̅ⲕⲁⲁⲩ ϩⲁ ⲡⲉⲥⲏⲧ ⲛ̅ⲛⲉⲧⲛ̅oⲩⲉⲣⲏ ⲧⲉ ⲛ̅ⲑⲉ ⲛ̅ⲛⲓⲕoⲩⲉⲓ ⲛ̅ϣⲏⲣⲉ ϣⲏⲙ ⲛ̅ⲧⲉ ⲧⲛ̅ϫoⲡJP ⲙ̅ⲙooⲩ ⲧoⲧⲉ [ⲧⲉⲧ]ⲛⲁⲛⲁⲩ <text:s/>ⲉⲡϣⲏⲣⲉ ⲙ̅ⲡⲉⲧoⲛϩ ⲁⲩⲱ ⲧⲉⲧⲛⲁⲣ̅ ϩoⲧⲉ ⲁⲛ </text:p>
        </text:list-item>
        <text:list-item>
          <text:p text:style-name="P1"><text:soft-page-break/>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 </text:p>
        </text:list-item>
        <text:list-item>
          <text:p text:style-name="P1">ⲡⲉϫⲉ ⲓ̅ⲥ̅ ϫⲉ ⲙ̅ⲫⲁⲣⲓⲥⲁⲓ 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ⲑⲉ ⲛ̅ⲛϩoϥ ⲁⲩⲱ ⲛ̅ⲁⲕⲉⲣⲁⲓoⲥ ⲛ̅ⲑⲉ ⲛ̅ⲛ̅ ϭⲣoⲙⲡⲉ </text:p>
        </text:list-item>
        <text:list-item>
          <text:p text:style-name="P1">ⲡⲉϫⲉ ⲓ̅ⲥ̅ oⲩⲃⲉⲛⲉⲗooⲗⲉ ⲁⲩ ⲧoϭⲥ ⲙ̅ⲡⲥⲁ ⲛⲃoⲗ ⲙ̅ⲡⲉⲓⲱⲧ ⲁⲩⲱ ⲉⲥⲧⲁ ϫⲣⲏⲩ ⲁⲛ ⲥⲉⲛⲁⲡoⲣⲕⲥ̅ ϩⲁ ⲧⲉⲥⲛoⲩⲛⲉ ⲛ̅ⲥ ⲧⲁⲕo </text:p>
        </text:list-item>
        <text:list-item>
          <text:p text:style-name="P1">ⲡⲉϫⲉ ⲓ̅ⲥ̅ ϫⲉ ⲡⲉⲧⲉⲩⲛ̅ⲧⲁϥ ϩⲛ̅ ⲧⲉϥ ϭⲓϫ ⲥⲉⲛⲁϯ ⲛⲁϥ ⲁⲩⲱ ⲡⲉⲧⲉ ⲙⲛ̅ⲧⲁϥ ⲡⲕⲉ ϣⲏⲙ ⲉⲧoⲩⲛ̅ⲧⲁϥ ⲥⲉⲛⲁϥⲓⲧϥ̅ ⲛ̅ⲧooⲧϥ </text:p>
        </text:list-item>
        <text:list-item>
          <text:p text:style-name="P4">ⲡⲉϫⲉ ⲓ̅ⲥ̅ ϫⲉ ϣⲱⲡⲉ ⲉⲧⲉⲧⲛ̅ⲣ̅ⲡⲁⲣⲁⲅⲉ </text:p>
        </text:list-item>
        <text:list-item>
          <text:p text:style-name="P4">ⲡⲉϫⲁⲩ ⲛⲁϥ ⲛ̅ϭⲓ ⲛⲉϥⲙⲁⲑⲏⲧⲏⲥ ϫⲉ ⲛ̅ⲧⲁⲕ ⲛⲓⲙ ⲉⲕϫⲱ ⲛ̅ⲛⲁⲓ ⲛⲁⲛ ϩⲛ̅ ⲛⲉϯϫⲱ ⲙ̅ ⲙooⲩ ⲛⲏⲧⲛ̅ ⲛ̅ⲧⲉⲧⲛ̅ⲉⲓⲙⲉ ⲁⲛ ϫⲉ ⲁⲛoⲕ ⲛⲓⲙ ⲁⲗⲗⲁ ⲛ̅ⲧⲱⲧⲛ̅ ⲁⲧⲉⲧⲛ̅ϣⲱⲡⲉ ⲛ̅ⲑⲉ ⲛ̅ ⲛⲓⲓoⲩⲇⲁⲓoⲥ ϫⲉ ⲥⲉⲙⲉ ⲙ̅ⲡϣⲏⲛ ⲥⲉⲙoⲥ ⲧⲉ ⲙ̅ⲡⲉϥⲕⲁⲣⲡoⲥ ⲁⲩⲱ ⲥⲉⲙⲉ ⲙ̅ⲡⲕⲁⲣⲡoⲥ ⲥⲉⲙoⲥⲧⲉ ⲙ̅ⲡϣⲏⲛ </text:p>
        </text:list-item>
        <text:list-item>
          <text:p text:style-name="P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 </text:p>
        </text:list-item>
        <text:list-item>
          <text:p text:style-name="P1">ⲡⲉϫⲉ ⲓ̅ⲥ̅ ⲙⲁⲩϫⲉⲗⲉ ⲉⲗoo ⲗⲉ ⲉⲃoⲗ ϩⲛ̅ ϣoⲛⲧⲉ oⲩⲧⲉ ⲙⲁⲩⲕⲱⲧϥ ⲕⲛ̅ⲧⲉ ⲉⲃoⲗ ϩⲛ̅ ⲥⲣ̅ϭⲁⲙoⲩⲗ ⲙⲁⲩϯ ⲕⲁⲣⲡoⲥ ⲅⲁⲣ oⲩⲁⲅⲁⲑoⲥ ⲣ̅ⲣⲱⲙⲉ ϣⲁϥⲉⲓⲛⲉ ⲛ̅ <text:s/>oⲩⲁⲅⲁⲑoⲛ ⲉⲃoⲗ ϩⲙ̅ ⲡⲉϥⲉϩo oⲩⲕⲁⲕ[oⲥ] ⲣ̅ⲣⲱⲙⲉ ϣⲁϥⲉⲓⲛⲉ ⲛ̅ϩⲛ̅ⲡoⲛⲏⲣoⲛ ⲉⲃoⲗ ϩⲙ̅ ⲡⲉϥⲉϩo ⲉⲑooⲩ ⲉⲧϩⲛ̅ ⲡⲉϥϩⲏⲧ ⲁⲩ ⲱ ⲛ̅ϥϫⲱ ⲛ̅ϩⲛ̅ⲡoⲛⲏⲣoⲛ ⲉⲃoⲗ ⲅⲁⲣ ϩⲙ̅ ⲫoⲩo ⲙ̅ⲫⲏⲧ ϣⲁϥⲉⲓⲛⲉ ⲉⲃoⲗ ⲛ̅ϩⲛ̅ⲡo ⲛⲏⲣoⲛ </text:p>
        </text:list-item>
        <text:list-item>
          <text:p text:style-name="P1">ⲡⲉϫⲉ ⲓ̅ⲥ̅ ϫⲉ ϫⲓⲛ ⲁⲇⲁⲙ ϣⲁ ⲓⲱϩⲁⲛ ⲛⲏⲥ ⲡⲃⲁⲡⲧⲓⲥⲧⲏⲥ ϩⲛ̅ ⲛ̅ϫⲡo ⲛ̅ⲛ̅ϩⲓoⲙⲉ ⲙⲛ̅ ⲡⲉⲧϫoⲥⲉ ⲁⲓⲱϩⲁⲛⲛⲏⲥ ⲡⲃⲁⲡⲧⲓ ⲥⲧⲏⲥ ϣⲓⲛⲁ ϫⲉ ⲛoⲩⲱϭⲡ ⲛ̅ϭⲓ ⲛⲉϥⲃⲁⲗ ⲁⲉⲓϫooⲥ ⲇⲉ ϫⲉ ⲡⲉⲧⲛⲁϣⲱⲡⲉ ϩⲛ̅ ⲧⲏⲩ ⲧⲛ̅ ⲉϥo ⲛ̅ⲕoⲩⲉⲓ ϥⲛⲁⲥoⲩⲱⲛ ⲧⲙⲛ̅ⲧⲉ ⲣo ⲁⲩⲱ ϥⲛⲁϫⲓⲥⲉ ⲁⲓⲱϩⲁⲛⲛⲏⲥ </text:p>
        </text:list-item>
        <text:list-item>
          <text:p text:style-name="P1">ⲡⲉϫⲉ ⲓ̅ⲥ̅ ϫⲉ ⲙⲛ̅ ϭoⲙ ⲛ̅ⲧⲉoⲩⲣⲱⲙⲉ ⲧⲉⲗo ⲁϩⲧo ⲥⲛⲁⲩ ⲛ̅ϥϫⲱⲗⲕ ⲙ̅ⲡⲓⲧⲉ ⲥⲛ̅ⲧⲉ ⲁⲩⲱ ⲙⲛ̅ ϭoⲙ ⲛ̅ⲧⲉ oⲩϩⲙXⲁ̅ⲗ̅ ϣⲙ̅ϣⲉ ϫoⲉⲓⲥ ⲥⲛⲁⲩ ⲏ ϥⲛⲁⲣ̅ⲧⲓⲙⲁ ⲙ̅ⲡoⲩⲁ ⲁⲩⲱ ⲡⲕⲉoⲩⲁ ϥⲛⲁ ⲣ̅ϩⲩⲃⲣⲓzⲉ ⲙ̅ⲙoϥ ⲙⲁⲣⲉ ⲣⲱⲙⲉ ⲥⲉ ⲣ̅ⲡⲁⲥ ⲁⲩⲱ ⲛ̅ⲧⲉⲩⲛoⲩ ⲛ̅ϥⲉⲡⲓⲑⲩⲙⲉⲓ ⲁⲥⲱ ⲏⲣⲡ ⲃ̅ⲃⲣⲣⲉ ⲁⲩⲱ ⲙⲁⲩⲛoⲩϫ ⲏⲣⲡ ⲃ̅ⲃⲣ̅ⲣⲉ ⲉⲁⲥ ⲕoⲥ ⲛ̅ⲁⲥ ϫⲉⲕⲁⲁⲥ ⲛ̅ⲛoⲩⲡⲱϩ ⲁⲩⲱ ⲙⲁⲩ ⲛⲉϫ ⲏⲣⲡ ⲛ̅ⲁⲥ ⲉⲁⲥⲕoⲥ ⲃ̅ⲃⲣ̅ⲣⲉ ϣⲓⲛⲁ ϫⲉ ⲛⲉϥⲧⲉⲕⲁϥ ⲙⲁⲩϫⲗ̅ϭ ⲧoⲉⲓⲥ ⲛ̅ⲁⲥ ⲁϣⲧⲏⲛ ⲛ̅ϣⲁⲉⲓ ⲉⲡⲉⲓ oⲩⲛ oⲩⲡⲱϩ ⲛⲁϣⲱⲡⲉ </text:p>
        </text:list-item>
        <text:list-item>
          <text:p text:style-name="P1">ⲡⲉϫⲉ ⲓ̅ⲥ̅ ϫⲉ ⲉⲣϣⲁ ⲥⲛⲁⲩ ⲣ̅ ⲉⲓⲣⲏⲛⲏ ⲙⲛ̅ ⲛoⲩⲉⲣⲏⲩ ϩⲙ̅ ⲡⲉⲓⲏⲉⲓ oⲩⲱⲧ ⲥⲉⲛⲁϫooⲥ ⲙ̅ⲡⲧⲁⲩ ϫⲉ ⲡⲱⲱⲛⲉ ⲉⲃoⲗ ⲁⲩⲱ ϥⲛⲁⲡⲱ ⲱⲛⲉ </text:p>
        </text:list-item>
        <text:list-item>
          <text:p text:style-name="P5">ⲡⲉϫⲉ ⲓ̅ⲥ̅ ϫⲉ ϩⲉⲛⲙⲁⲕⲁⲣⲓoⲥ ⲛⲉ ⲛ ⲙoⲛⲁⲭoⲥ ⲁⲩⲱ ⲉⲧⲥoⲧⲡ ϫⲉ ⲧⲉⲧⲛⲁ ϩⲉ ⲁⲧⲙⲛ̅ⲧⲉⲣo ϫⲉ ⲛ̅ⲧⲱⲧⲛ̅ ϩⲛ̅ⲉⲃoⲗ ⲛ̅ϩⲏⲧⲥ̅ ⲡⲁⲗⲓⲛ ⲉⲧⲉⲧⲛⲁⲃⲱⲕ ⲉⲙⲁⲩ </text:p>
        </text:list-item>
        <text:list-item>
          <text:p text:style-name="P5">ⲡⲉϫⲉ ⲓ̅ⲥ̅ ϫⲉ ⲉⲩϣⲁⲛϫooⲥ ⲛⲏⲧⲛ̅ ϫⲉ ⲛ̅ⲧⲁ ⲧⲉⲧⲛ̅ϣⲱⲡⲉ ⲉⲃoⲗ ⲧⲱⲛ ϫooⲥ ⲛⲁⲩ ϫⲉ ⲛ̅ⲧⲁⲛⲉⲓ ⲉⲃoⲗ ϩⲙ̅ ⲡoⲩoⲉⲓⲛ ⲡⲙⲁ ⲉⲛⲧⲁ ⲡoⲩoⲉⲓⲛ ϣⲱⲡⲉ ⲙ̅ⲙⲁⲩ ⲉⲃoⲗ ϩⲓⲧooⲧϥ oⲩⲁⲁⲧϥ ⲁϥⲱϩ[ⲉ ⲉⲣⲁⲧϥ] <text:s/>ⲁⲩⲱ ⲁϥoⲩⲱⲛϩ ⲉ[ⲃ]oⲗ ϩⲛ̅ ⲧoⲩϩⲓⲕⲱⲛ ⲉⲩ 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 </text:p>
        </text:list-item>
        <text:list-item>
          <text:p text:style-name="P6">ⲡⲉϫⲁⲩ ⲛⲁϥ ⲛ̅ϭⲓ ⲛⲉϥⲙⲁ 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 </text:p>
        </text:list-item>
        <text:list-item>
          <text:p text:style-name="P6">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 ⲧⲛ̅ⲙ̅ⲧo ⲉⲃoⲗ ⲁⲩⲱ ⲁⲧⲉⲧⲛ̅ϣⲁϫⲉ ϩⲁ ⲛⲉⲧ ⲙooⲩⲧ </text:p>
        </text:list-item>
        <text:list-item>
          <text:p text:style-name="P6"><text:soft-page-break/>ⲡⲉϫⲁⲩ ⲛⲁϥ ⲛ̅ϭⲓ ⲛⲉϥⲙⲁⲑⲏⲧⲏⲥ ϫⲉ ⲡⲥⲃ̅ⲃⲉ ⲣ̅ⲱⲫⲉⲗⲉⲓ ⲏ ⲙ̅ⲙoⲛ ⲡⲉϫⲁϥ ⲛⲁⲩ ϫⲉ ⲛⲉϥⲣ̅ⲱⲫⲉⲗⲉⲓ ⲛⲉ ⲡoⲩⲉⲓⲱⲧ ⲛⲁ ϫⲡooⲩ ⲉⲃoⲗ ϩⲛ̅ ⲧoⲩⲙⲁⲁⲩ ⲉⲩⲥⲃ̅ⲃⲏⲩ ⲁⲗⲗⲁ ⲡⲥⲃ̅ⲃⲉ ⲙ̅ⲙⲉ ϩⲙ̅ ⲡⲛ̅ⲁ̅ ⲁϥϭⲛ̅ ϩⲏⲩ ⲧⲏⲣϥ </text:p>
        </text:list-item>
        <text:list-item>
          <text:p text:style-name="P1">ⲡⲉϫⲉ ⲓ̅ⲥ̅ ϫⲉ ϩⲛ̅ⲙⲁⲕⲁⲣⲓoⲥ ⲛⲉ ⲛϩⲏ ⲕⲉ ϫⲉ ⲧⲱⲧⲛ̅ ⲧⲉ ⲧⲙⲛ̅ⲧⲉⲣo ⲛⲙ̅ⲡⲏⲩⲉ </text:p>
        </text:list-item>
        <text:list-item>
          <text:p text:style-name="P6">ⲡⲉϫⲉ ⲓ̅ⲥ̅ ϫⲉ ⲡⲉⲧⲁⲙⲉⲥⲧⲉ ⲡⲉϥⲉⲓⲱⲧ ⲁⲛ ⲙⲛ̅ ⲧⲉϥⲙⲁⲁⲩ ϥⲛⲁϣⲣ̅ ⲙⲁⲑⲏⲧⲏⲥ ⲁⲛ ⲛⲁⲉⲓ ⲁⲩⲱ ⲛ̅ϥⲙⲉⲥⲧⲉ ⲛⲉϥⲥⲛⲏⲩ ⲙⲛ̅ ⲛⲉϥⲥⲱⲛⲉ ⲛ̅ϥϥⲉⲓ ⲙ̅ⲡⲉϥⲥ7oⲥ ⲛ̅ⲧⲁϩⲉ ϥⲛⲁϣⲱⲡⲉ ⲁⲛ ⲉϥo ⲛ̅ⲁ3ⲓoⲥ ⲛⲁⲉⲓ </text:p>
        </text:list-item>
        <text:list-item>
          <text:p text:style-name="P6">ⲡⲉϫⲉ ⲓ̅ⲥ̅ ϫⲉ ⲡⲉⲧⲁϩⲥoⲩⲱⲛ ⲡⲕoⲥⲙoⲥ ⲁϥ ϩⲉ ⲉⲩⲡⲧⲱⲙⲁ ⲁⲩⲱ ⲡⲉⲛⲧⲁϩϩⲉⲉ ⲁⲡⲧⲱ ⲙⲁ ⲡⲕoⲥⲙoⲥ ⲙ̅ⲡϣⲁ ⲙ̅ⲙoϥ ⲁⲛ </text:p>
        </text:list-item>
        <text:list-item>
          <text:p text:style-name="P6">ⲡⲉϫⲉ ⲓ̅ⲥ̅ ϫⲉ ⲧⲙⲛ̅ⲧⲉⲣo ⲙ̅ⲡⲉⲓⲱⲧ ⲉⲥⲧⲛ̅ⲧⲱⲛ ⲁⲩⲣⲱⲙⲉ ⲉⲩⲛ̅ⲧⲁϥ ⲙ̅ⲙⲁⲩ ⲛ̅ⲛoⲩϭⲣoϭ ⲉⲛ[ⲁⲛo]ⲩϥ ⲁⲡⲉϥϫⲁϫⲉ ⲉⲓ ⲛ̅ⲧoⲩϣⲏ <text:s/>ⲁϥⲥⲓⲧⲉ ⲛ̅oⲩzⲓzⲁⲛⲓ[o]ⲛ ⲉϫⲛ̅ ⲡⲉϭⲣo[ϭ ⲉ] ⲧⲛⲁⲛoⲩϥ ⲙ̅ⲡⲉ ⲡⲣⲱⲙⲉ ⲕooⲩ ⲉϩⲱⲗⲉ ⲙ̅ⲡzⲓzⲁⲛⲓoⲛ ⲡⲉϫⲁϥ ⲛⲁⲩ ϫⲉ ⲙⲏⲡⲱⲥ ⲛ̅ⲧⲉⲧⲛ̅ⲃⲱⲕ ϫⲉ ⲉⲛⲁϩⲱⲗⲉ ⲙ̅ⲡzⲓzⲁⲛⲓoⲛ ⲛ̅ⲧⲉⲧⲛ̅ϩⲱⲗⲉ ⲙ̅ⲡⲥoⲩo ⲛⲙ̅ⲙⲁϥ ϩⲙ̅ ⲫo oⲩ ⲅⲁⲣ ⲙ̅ⲡⲱXⲥ̅ ⲛ̅zⲓzⲁⲛⲓoⲛ ⲛⲁoⲩⲱⲛϩ ⲉⲃoⲗ ⲥⲉϩoⲗoⲩ ⲛ̅ⲥⲉⲣoⲕϩoⲩ </text:p>
        </text:list-item>
        <text:list-item>
          <text:p text:style-name="P1">ⲡⲉϫⲉ ⲓ̅ⲥ̅ ϫⲉ oⲩⲙⲁⲕⲁⲣⲓoⲥ ⲡⲉ ⲡⲣⲱⲙⲉ ⲛ̅ⲧⲁϩϩⲓⲥⲉ ⲁϥϩⲉ ⲁⲡⲱⲛϩ </text:p>
        </text:list-item>
        <text:list-item>
          <text:p text:style-name="P6">ⲡⲉϫⲉ ⲓ̅ⲥ̅ ϫⲉ ϭⲱϣⲧ ⲛ̅ⲥⲁ ⲡⲉ ⲧoⲛϩ ϩⲱⲥ ⲉⲧⲉⲧⲛ̅oⲛϩ ϩⲓⲛⲁ ϫⲉ ⲛⲉⲧⲙ̅ⲙoⲩ ⲁⲩⲱ ⲛ̅ⲧⲉⲧⲛ̅ϣⲓⲛⲉ ⲉⲛⲁⲩ ⲉⲣoϥ ⲁⲩⲱ ⲧⲉⲧⲛⲁϣ ϭⲙ̅ ϭoⲙ ⲁⲛ</text:p>
        </text:list-item>
        <text:list-item>
          <text:p text:style-name="P6">ⲉⲛⲁⲩ &lt;ⲁϥⲛⲁⲩ&gt; ⲁⲩⲥⲁⲙⲁⲣⲉⲓⲧⲏⲥ ⲉϥϥⲓ ⲛ̅ ⲛoⲩϩⲓⲉⲓⲃ ⲉϥⲃⲏⲕ ⲉϩoⲩⲛ ⲉϯoⲩⲇⲁⲓⲁ ⲡⲉ ϫⲁϥ ⲛ̅ⲛⲉϥⲙⲁⲑⲏⲧⲏⲥ ϫⲉ ⲡⲏ ⲙ̅ⲡⲕⲱⲧⲉ ⲙ̅ⲡⲉϩⲓⲉⲓⲃ ⲡⲉϫⲁⲩ ⲛⲁϥ ϫⲉⲕⲁⲁⲥ ⲉϥⲛⲁ ⲙooⲩⲧϥ ⲛ̅ϥoⲩoⲙϥ ⲡⲉϫⲁϥ ⲛⲁⲩ ϩⲱⲥ ⲉ ϥoⲛϩ ϥⲛⲁoⲩoⲙϥ ⲁⲛ ⲁⲗⲗⲁ ⲉϥϣⲁⲙo 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 oⲩⲱⲙ ⲧⲏⲩⲧⲛ̅</text:p>
        </text:list-item>
        <text:list-item>
          <text:p text:style-name="P1">ⲡⲉϫⲉ ⲓ̅ⲥ̅ oⲩⲛ̅ ⲥⲛⲁⲩ ⲛⲁⲙ̅ ⲧoⲛ ⲙ̅ⲙⲁⲩ ϩⲓ oⲩϭⲗoϭ ⲡoⲩⲁ ⲛⲁⲙoⲩ ⲡoⲩ ⲁ ⲛⲁⲱⲛϩ ⲡⲉϫⲉ ⲥⲁⲗⲱⲙⲏ ⲛ̅ⲧⲁⲕ ⲛⲓⲙ ⲡⲣⲱⲙⲉ ϩⲱⲥ ⲉⲃoⲗ ϩⲛ̅ oⲩⲁ ⲁⲕⲧⲉⲗo ⲉϫⲙ̅ ⲡⲁϭⲗoϭ ⲁⲩⲱ ⲁⲕoⲩⲱⲙ ⲉⲃoⲗ ϩⲛ̅ ⲧⲁ ⲧⲣⲁⲡⲉzⲁ ⲡⲉϫⲉ ⲓ̅ⲥ̅ ⲛⲁⲥ ϫⲉ ⲁⲛoⲕ ⲡⲉ ⲡⲉⲧϣooⲡ ⲉⲃoⲗ ϩⲙ̅ ⲡⲉⲧϣⲏϣ ⲁⲩϯ ⲛⲁⲉⲓ ⲉⲃoⲗ ϩⲛ̅ ⲛⲁ ⲡⲁⲉⲓⲱⲧ ⲁⲛoⲕ ⲧⲉⲕ ⲙⲁⲑⲏⲧⲏⲥ ⲉⲧⲃⲉ ⲡⲁⲉⲓ ϯϫⲱ ⲙ̅ⲙoⲥ ϫⲉ ϩoⲧⲁⲛ ⲉϥϣⲁϣⲱⲡⲉ ⲉϥϣⲏϣ ϥⲛⲁⲙoⲩϩ oⲩoⲉⲓⲛ ϩoⲧⲁⲛ ⲇⲉ ⲉϥϣⲁⲛϣⲱⲡⲉ ⲉϥ ⲡⲏϣ ϥⲛⲁⲙoⲩϩ ⲛ̅ⲕⲁⲕⲉ</text:p>
        </text:list-item>
        <text:list-item>
          <text:p text:style-name="P1">ⲡⲉϫⲉ ⲓ̅ⲥ̅ ϫⲉ ⲉⲓ ϫⲱ ⲛ̅ⲛⲁⲙⲩⲥⲧⲏⲣⲓoⲛ ⲛ̅ⲛⲉ[ⲧⲙ̅ⲡϣⲁ] ⲛ̅ <text:s/>[ⲛⲁ]ⲙⲩⲥⲧⲏⲣⲓoⲛ ⲡⲉ[ⲧ]ⲉ ⲧⲉⲕoⲩⲛⲁⲙ ⲛⲁⲁϥ ⲙⲛ̅ⲧⲣⲉ ⲧⲉⲕϩⲃoⲩⲣ ⲉⲓⲙⲉ ϫⲉ ⲉⲥⲣ oⲩ</text:p>
        </text:list-item>
        <text:list-item>
          <text:p text:style-name="P1">ⲡⲉϫⲉ ⲓ̅ⲥ̅ ϫⲉ ⲛⲉⲩⲛ̅ oⲩⲣⲱⲙⲉ ⲙ̅ⲡⲗoⲩⲥⲓoⲥ ⲉⲩⲛ̅ⲧⲁϥ ⲙ̅ ⲙⲁⲩ ⲛ̅ϩⲁϩ ⲛ̅ⲭⲣⲏⲙⲁ ⲡⲉϫⲁϥ ϫⲉ ϯⲛⲁⲣ̅ⲭⲣⲱ ⲛ̅ ⲛⲁⲭⲣⲏⲙⲁ ϫⲉⲕⲁⲁⲥ ⲉⲉⲓⲛⲁϫo ⲛ̅ⲧⲁⲱⲥϩ ⲛ̅ⲧⲁⲧⲱϭⲉ ⲛ̅ⲧⲁⲙoⲩϩ ⲛ̅ⲛⲁⲉϩⲱⲣ ⲛ̅ⲕⲁⲣ ⲡoⲥ ϣⲓⲛⲁ ϫⲉ ⲛⲓⲣ̅ ϭⲣⲱϩ ⲗ̅ⲗⲁⲁⲩ ⲛⲁⲉⲓ ⲛⲉ ⲛⲉϥⲙⲉⲉⲩⲉ ⲉⲣooⲩ ϩⲙ̅ ⲡⲉϥϩⲏⲧ ⲁⲩⲱ ϩⲛ̅ ⲧoⲩϣⲏ ⲉⲧⲙ̅ⲙⲁⲩ ⲁϥⲙoⲩ ⲡⲉⲧⲉⲩⲙ̅ ⲙⲁϫⲉ ⲙ̅ⲙoϥ ⲙⲁⲣⲉϥⲥⲱⲧⲙ̅ </text:p>
        </text:list-item>
        <text:list-item>
          <text:p text:style-name="P7">ⲡⲉϫⲉ ⲓ̅ⲥ̅ ϫⲉ oⲩⲣⲱ ⲙⲉ ⲛⲉⲩⲛ̅ⲧⲁϥ ϩⲛ̅ϣⲙ̅ⲙo ⲁⲩⲱ ⲛ̅ⲧⲁⲣⲉϥⲥoⲃ 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 ⲧⲉⲓ ⲙ̅ⲡⲇⲓⲡⲛoⲛ ⲁϥⲃⲱⲕ ϣⲁ ⲕⲉoⲩⲁ ⲡⲉ 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 text:style-name="T7">ⲡϩⲙ</text:span><text:span text:style-name="T8">ϩ̅</text:span><text:span text:style-name="T7">ⲁ̅ⲗ̅</text:span> ⲁϥϫooⲥ ⲁⲡⲉϥϫoⲉⲓⲥ ϫⲉ ⲛⲉⲛⲧⲁⲕⲧⲁϩⲙoⲩ ⲁ ⲡⲇⲓⲡⲛoⲛ ⲁⲩⲡⲁⲣⲁⲓⲧⲉⲓ ⲡⲉϫⲉ ⲡϫoⲉⲓⲥ ⲙ̅ <text:span text:style-name="T7">ⲡⲉϥϩⲙ</text:span><text:span text:style-name="T8">ϩ̅</text:span><text:span text:style-name="T7">ⲁ̅ⲗ̅</text:span>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p>
        </text:list-item>
        <text:list-item>
          <text:p text:style-name="P7"><text:soft-page-break/>ⲡⲉϫⲁϥ ϫⲉ oⲩⲣⲱⲙⲉ ⲛ̅ⲭⲣⲏ[ⲥⲧo]ⲥ ⲛⲉⲩⲛ̅ⲧ[ⲁϥ] ⲛ̅oⲩⲙⲁ ⲛ̅ⲉⲗooⲗⲉ ⲁϥⲧⲁⲁϥ ⲛ̅ϩⲛ̅oⲩoⲉⲓⲉ ϣⲓⲛⲁ ⲉⲩⲛⲁⲣ̅ ϩⲱⲃ ⲉⲣoϥ ⲛ̅ϥϫⲓ ⲙ̅ⲡⲉϥⲕⲁⲣ ⲡoⲥ ⲛ̅ⲧooⲧoⲩ ⲁϥϫooⲩ <text:span text:style-name="T7">ⲙ̅ⲡⲉϥϩⲙ</text:span><text:span text:style-name="T9">ϩ̅</text:span><text:span text:style-name="T7">ⲁ̅ⲗ̅</text:span> ϫⲉ ⲕⲁⲁⲥ ⲉⲛoⲩoⲉⲓⲉ ⲛⲁϯ ⲛⲁϥ ⲙ̅ⲡⲕⲁⲣⲡoⲥ ⲙ̅ ⲡⲙⲁ ⲛ̅ⲉⲗooⲗⲉ ⲁⲩⲉⲙⲁϩⲧⲉ <text:span text:style-name="T7">ⲙ̅ⲡⲉϥϩⲙ̅</text:span><text:span text:style-name="T9">ϩ̅</text:span><text:span text:style-name="T7">ⲁ̅ⲗ̅</text:span> ⲁⲩϩⲓoⲩⲉ ⲉⲣoϥ ⲛⲉ ⲕⲉⲕoⲩⲉⲓ ⲡⲉ ⲛ̅ⲥⲉⲙooⲩⲧϥ <text:span text:style-name="T7">ⲁⲡϩⲙ</text:span><text:span text:style-name="T9">ϩ̅</text:span><text:span text:style-name="T7">ⲁ̅ⲗ̅</text:span> ⲃⲱⲕ ⲁϥϫooⲥ ⲉⲡⲉϥϫoⲉⲓⲥ ⲡⲉ ϫⲉ ⲡⲉϥϫoⲉⲓⲥ ϫⲉ ⲙⲉϣⲁⲕ ⲙ̅ⲡⲉϥⲥoⲩⲱ ⲛoⲩ ⲁϥϫooⲩ <text:span text:style-name="T7">ⲛ̅ⲕⲉϩⲙ</text:span><text:span text:style-name="T9">ϩ̅</text:span><text:span text:style-name="T7">ⲁ̅ⲗ̅</text:span> ⲁⲛoⲩoⲉⲓⲉ ϩⲓ oⲩⲉ ⲉⲡⲕⲉoⲩⲁ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p>
        </text:list-item>
        <text:list-item>
          <text:p text:style-name="P7">ⲡⲉϫⲉ ⲓ̅ⲥ̅ ϫⲉ ⲙⲁⲧⲥⲉⲃoⲉⲓ ⲉⲡⲱⲛⲉ ⲡⲁⲉⲓ ⲛ̅ⲧⲁⲩ ⲥⲧoϥ ⲉⲃoⲗ ⲛ̅ϭⲓ ⲛⲉⲧⲕⲱⲧ ⲛ̅ⲧoϥ ⲡⲉ ⲡⲱⲱ ⲛⲉ ⲛ̅ⲕⲱϩ</text:p>
        </text:list-item>
        <text:list-item>
          <text:p text:style-name="P1"><text:s/>ⲡⲉϫⲉ ⲓ̅ⲥ̅ ϫⲉ ⲡⲉⲧⲥooⲩⲛ ⲙ̅ⲡⲧⲏⲣϥ ⲉϥⲣ̅ ϭⲣⲱϩ oⲩⲁⲁϥ &lt;ϥ&gt;ⲣ̅ ϭⲣⲱϩ ⲙ̅ⲡⲙⲁ ⲧⲏⲣϥ</text:p>
        </text:list-item>
        <text:list-item>
          <text:p text:style-name="P7">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p>
        </text:list-item>
        <text:list-item>
          <text:p text:style-name="P7">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 </text:p>
        </text:list-item>
        <text:list-item>
          <text:p text:style-name="P1">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p>
        </text:list-item>
        <text:list-item>
          <text:p text:style-name="P8">ⲡⲉϫⲉ ⲓ̅ⲥ̅ ϫⲉ ϯⲛⲁϣoⲣ[ϣⲣ̅ ⲙ̅ⲡⲉⲉ]ⲓⲏⲉⲓ ⲁⲩⲱ ⲙⲛ̅ ⲗⲁⲁⲩ ⲛⲁϣⲕoⲧϥ [<text:span text:style-name="T10">ⲁⲛ ⲛ̅ⲕⲉⲥⲟⲡ</text:span>]</text:p>
        </text:list-item>
        <text:list-item>
          <text:p text:style-name="P8">[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p>
        </text:list-item>
        <text:list-item>
          <text:p text:style-name="P8">ⲡⲉϫⲉ ⲓ̅ⲥ̅ ϫⲉ ⲡⲱϩⲥ ⲙⲉⲛ ⲛⲁϣⲱϥ ⲛ̅ⲉⲣⲅⲁⲧⲏⲥ ⲇⲉ ⲥoⲃⲕ ⲥoⲡⲥ̅ ⲇⲉ ⲙ̅ⲡϫoⲉⲓⲥ ϣⲓⲛⲁ ⲉϥⲛⲁⲛⲉϫ ⲉⲣⲅⲁⲧⲏⲥ ⲉⲃoⲗ <text:span text:style-name="T7">ⲉⲡⲱ</text:span><text:span text:style-name="T10">ϩ̅</text:span><text:span text:style-name="T7">ⲥ̅</text:span> </text:p>
        </text:list-item>
        <text:list-item>
          <text:p text:style-name="P8">ⲡⲉϫⲁϥ ϫⲉ ⲡϫoⲉⲓⲥ oⲩⲛ̅ ϩⲁϩ ⲙ̅ⲡⲕⲱⲧⲉ ⲛ̅ⲧϫⲱⲧⲉ ⲙⲛ̅ ⲗⲁⲁⲩ ⲇⲉ ϩⲛ̅ ⲧϣⲱ&lt;<text:span text:style-name="T10">ⲛ</text:span>&gt;ⲉ</text:p>
        </text:list-item>
        <text:list-item>
          <text:p text:style-name="P1">ⲡⲉϫⲉ ⲓ̅ⲥ̅ oⲩⲛ ϩⲁϩ ⲁϩⲉⲣⲁⲧoⲩ ϩⲓⲣⲙ̅ ⲡⲣo ⲁⲗⲗⲁ ⲙ̅ⲙoⲛⲁⲭoⲥ ⲛⲉⲧⲛⲁⲃⲱⲕ ⲉϩoⲩⲛ ⲉⲡⲙⲁ ⲛ̅ϣⲉⲗⲉⲉⲧ </text:p>
        </text:list-item>
        <text:list-item>
          <text:p text:style-name="P1">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 </text:p>
        </text:list-item>
        <text:list-item>
          <text:p text:style-name="P1">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 </text:p>
        </text:list-item>
        <text:list-item>
          <text:p text:style-name="P1">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p>
        </text:list-item>
        <text:list-item>
          <text:p text:style-name="P1">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 </text:p>
        </text:list-item>
        <text:list-item>
          <text:p text:style-name="P1">ⲡⲉϫⲉ ⲓ̅ⲥ̅ ϫⲉ ⲡⲉⲛⲧⲁϩⲥoⲩⲱⲛ ⲡⲕoⲥⲙoⲥ ⲁϥϩⲉ ⲉⲡⲥⲱⲙⲁ ⲡⲉⲛⲧⲁϩϩⲉ ⲇⲉ ⲉⲡⲥⲱⲙⲁ ⲡⲕoⲥⲙoⲥ ⲙ̅ⲡϣⲁ ⲙ̅ⲙoϥ ⲁⲛ</text:p>
        </text:list-item>
        <text:list-item>
          <text:p text:style-name="P1">ⲡⲉϫⲉ ⲓ̅ⲥ̅ ϫⲉ ⲡⲉⲛⲧⲁϩⲣ̅ ⲣⲙ̅ⲙⲁo ⲙⲁ ⲣⲉϥⲣ̅ ⲣⲣo ⲁⲩⲱ ⲡⲉⲧⲉⲩⲛ̅ⲧⲁϥ ⲛ̅oⲩⲇⲩⲛⲁ ⲙⲓⲥ ⲙⲁⲣⲉϥⲁⲣⲛⲁ</text:p>
        </text:list-item>
        <text:list-item>
          <text:p text:style-name="P1">ⲡⲉϫⲉ ⲓ̅ⲥ̅ ϫⲉ ⲡⲉⲧϩⲏⲛ ⲉⲣoⲉⲓ ⲉϥϩⲏⲛ ⲉⲧⲥⲁⲧⲉ ⲁⲩⲱ ⲡⲉⲧoⲩⲏⲩ ⲙ̅ⲙoⲉⲓ ϥoⲩⲏⲩ ⲛ̅ⲧⲙⲛ̅ⲧⲉⲣo</text:p>
        </text:list-item>
        <text:list-item>
          <text:p text:style-name="P9"><text:soft-page-break/>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p>
        </text:list-item>
        <text:list-item>
          <text:p text:style-name="P9">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 </text:p>
        </text:list-item>
        <text:list-item>
          <text:p text:style-name="P1">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 </text:p>
        </text:list-item>
        <text:list-item>
          <text:p text:style-name="P9">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 </text:p>
        </text:list-item>
        <text:list-item>
          <text:p text:style-name="P9">ⲡⲉϫⲁϥ ⲛ̅ϭⲓ ⲓ̅ⲥ̅ ϫⲉ oⲩⲧⲁⲗⲁⲓ ⲡⲱⲣoⲛ ⲡⲉ ⲡⲥⲱⲙⲁ ⲉⲧⲁϣⲉ ⲛ̅oⲩⲥⲱⲙⲁ ⲁⲩⲱ oⲩⲧⲁⲗⲁⲓⲡⲱⲣoⲥ ⲧⲉ ⲧ2ⲩⲭⲏ ⲉⲧⲁϣⲉ ⲛ̅ⲛⲁⲉⲓ ⲙ̅ⲡⲥⲛⲁⲩ </text:p>
        </text:list-item>
        <text:list-item>
          <text:p text:style-name="P1">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 </text:p>
        </text:list-item>
        <text:list-item>
          <text:p text:style-name="P1">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 </text:p>
        </text:list-item>
        <text:list-item>
          <text:p text:style-name="P9">ⲡⲉϫⲉ ⲓHⲥ̅ ϫⲉ ⲁⲙⲏⲉⲓⲧⲛ̅ ϣⲁⲣoⲉⲓ ϫⲉ oⲩⲭⲣⲏⲥⲧoⲥ ⲡⲉ ⲡⲁⲛⲁϩⲃ ⲁⲩⲱ ⲧⲁⲙⲛ̅ⲧ̅ϫoⲉⲓⲥ oⲩⲣⲙ̅ ⲣⲁϣ ⲧⲉ ⲁⲩⲱ ⲧⲉⲧⲛⲁϩⲉ ⲁⲩⲁⲛⲁⲩⲡⲁⲥⲓⲥ ⲛⲏ ⲧⲛ̅ </text:p>
        </text:list-item>
        <text:list-item>
          <text:p text:style-name="P9">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 </text:p>
        </text:list-item>
        <text:list-item>
          <text:p text:style-name="P10">ⲡⲉϫⲉ ⲓ̅ⲥ̅ ϫⲉ ϣⲓⲛⲉ ⲁⲩⲱ ⲧⲉⲧⲛⲁϭⲓⲛⲉ ⲁⲗⲗⲁ ⲛⲉ ⲧⲁⲧⲉⲧⲛ̅ϫⲛoⲩⲉⲓ ⲉⲣooⲩ ⲛ̅ⲛⲓϩooⲩ ⲉⲙ̅ⲡⲓ <text:span text:style-name="T11">ϫ</text:span>ooⲩ ⲛⲏⲧⲛ̅ ⲙ̅ⲫooⲩ ⲉⲧⲙ̅ⲙⲁⲩ ⲧⲉⲛoⲩ ⲉϩⲛⲁⲓ ⲉϫooⲩ ⲁⲩⲱ ⲧⲉⲧⲛ̅ϣⲓⲛⲉ ⲁⲛ ⲛ̅ⲥⲱ oⲩ </text:p>
        </text:list-item>
        <text:list-item>
          <text:p text:style-name="P10">ⲙ̅ⲡⲣ̅ϯ ⲡⲉⲧoⲩⲁⲁⲃ ⲛ̅ⲛoⲩϩooⲣ ϫⲉⲕⲁⲥ ⲛoⲩⲛoϫoⲩ ⲉⲧⲕoⲡⲣⲓⲁ ⲙ̅ⲡⲣ̅ⲛoⲩϫⲉ ⲛⲙ̅ ⲙⲁⲣⲅⲁⲣⲓⲧⲏ[ⲥ ⲛ̅]ⲛⲉϣⲁⲩ ϣⲓⲛⲁ ϫⲉ ⲛoⲩⲁⲁϥ ⲛ̅ⲗⲁ[ <text:s/>] </text:p>
        </text:list-item>
        <text:list-item>
          <text:p text:style-name="P10">[ⲡⲉϫ]ⲉ ⲓ̅ⲥ̅ ⲡⲉⲧϣⲓⲛⲉ ϥⲛⲁϭⲓⲛⲉ [ⲡⲉⲧⲧⲱϩⲙ̅ ⲉ]ϩoⲩⲛ ⲥⲉⲛⲁoⲩⲱⲛ ⲛⲁϥ </text:p>
        </text:list-item>
        <text:list-item>
          <text:p text:style-name="P10">[ⲡⲉϫⲉ ⲓ̅ⲥ̅ ϫⲉ] ⲉϣⲱⲡⲉ oⲩⲛ̅ⲧⲏⲧⲛ̅ ϩoⲙⲧ <text:s/>ⲙ̅ⲡⲣ̅ϯ ⲉⲧⲙⲏⲥⲉ ⲁⲗⲗⲁ ϯ [ⲙ̅ⲙoϥ] ⲙ̅ⲡⲉⲧ[ⲉ] ⲧⲛⲁϫⲓⲧoⲩ ⲁⲛ ⲛ̅ⲧooⲧϥ </text:p>
        </text:list-item>
        <text:list-item>
          <text:p text:style-name="P10">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 </text:p>
        </text:list-item>
        <text:list-item>
          <text:p text:style-name="P1">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 </text:p>
        </text:list-item>
        <text:list-item>
          <text:p text:style-name="P1">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 </text:p>
        </text:list-item>
        <text:list-item>
          <text:p text:style-name="P10">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 </text:p>
        </text:list-item>
        <text:list-item>
          <text:p text:style-name="P10">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 </text:p>
        </text:list-item>
        <text:list-item>
          <text:p text:style-name="P10"><text:soft-page-break/>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 </text:p>
        </text:list-item>
        <text:list-item>
          <text:p text:style-name="P1">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p>
        </text:list-item>
        <text:list-item>
          <text:p text:style-name="P11">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 </text:p>
        </text:list-item>
        <text:list-item>
          <text:p text:style-name="P11">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 </text:p>
        </text:list-item>
        <text:list-item>
          <text:p text:style-name="P1">ⲡⲉϫⲉ ⲓ̅ⲥ̅ ϫⲉ ⲡⲉ ⲧⲛⲁⲥoⲩⲱⲛ ⲡⲉⲓⲱⲧ ⲙⲛ̅ ⲧⲙⲁⲁⲩ ⲥⲉⲛⲁⲙoⲩ ⲧⲉ ⲉⲣoϥ ϫⲉ ⲡϣⲏⲣⲉ ⲙ̅ⲡoⲣⲛⲏ </text:p>
        </text:list-item>
        <text:list-item>
          <text:p text:style-name="P1">ⲡⲉϫⲉ ⲓ̅ⲥ̅ ϫⲉ ϩoⲧⲁⲛ ⲉⲧⲉⲧⲛ̅ϣⲁⲣ̅ ⲡⲥⲛⲁⲩ oⲩⲁ ⲧⲉⲧⲛⲁϣⲱ ⲡⲉ ⲛ̅ϣⲏⲣⲉ ⲙ̅ⲡⲣⲱⲙⲉ ⲁⲩⲱ ⲉⲧⲉⲧⲛ̅ϣⲁⲛ ϫooⲥ ϫⲉ ⲡⲧooⲩ ⲡⲱⲱⲛⲉ ⲉⲃoⲗ ϥⲛⲁ ⲡⲱⲱⲛⲉ </text:p>
        </text:list-item>
        <text:list-item>
          <text:p text:style-name="P1">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 </text:p>
        </text:list-item>
        <text:list-item>
          <text:p text:style-name="P1">ⲡⲉϫⲉ ⲓ̅ⲥ̅ ϫⲉ ⲡⲉⲧⲁⲥⲱ ⲉⲃoⲗ ϩⲛ̅ ⲧⲁⲧⲁⲡⲣo ϥⲛⲁϣⲱⲡⲉ ⲛ̅ⲧⲁϩⲉ ⲁⲛoⲕ ϩⲱ ϯⲛⲁϣⲱⲡⲉ ⲉⲛⲧoϥ ⲡⲉ ⲁⲩⲱ ⲛⲉⲑⲏⲡ ⲛⲁoⲩⲱⲛϩ ⲉⲣoϥ </text:p>
        </text:list-item>
        <text:list-item>
          <text:p text:style-name="P1">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 </text:p>
        </text:list-item>
        <text:list-item>
          <text:p text:style-name="P1">ⲡⲉϫⲉ ⲓ̅ⲥ̅ ϫⲉ ⲡⲉⲛⲧⲁϩϭⲓⲛⲉ ⲙ̅ⲡⲕoⲥⲙoⲥ ⲛϥⲣ̅ ⲣⲙ̅ⲙⲁo ⲙⲁⲣⲉϥⲁⲣⲛⲁ ⲙ̅ⲡⲕoⲥⲙoⲥ </text:p>
        </text:list-item>
        <text:list-item>
          <text:p text:style-name="P1">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 </text:p>
        </text:list-item>
        <text:list-item>
          <text:p text:style-name="P11">ⲡⲉϫⲉ ⲓ̅ⲥ̅ ϫⲉ oⲩoⲉⲓ ⲛ̅ⲧⲥⲁⲣ<text:span text:style-name="T12">ⲝ</text:span> ⲧⲁⲉⲓ ⲉⲧoϣⲉ <text:span text:style-name="T7">ⲛ̅ⲧ</text:span><text:span text:style-name="T12">ⲫ</text:span><text:span text:style-name="T7">ⲩⲭⲏ</text:span> oⲩoⲉⲓ <text:span text:style-name="T7">ⲛ̅ⲧ</text:span><text:span text:style-name="T12">ⲫ</text:span><text:span text:style-name="T7">ⲩⲭⲏ</text:span> ⲧⲁⲉⲓ ⲉⲧoϣⲉ ⲛ̅ⲧⲥⲁ<text:span text:style-name="T12">ⲣⲝ</text:span> </text:p>
        </text:list-item>
        <text:list-item>
          <text:p text:style-name="P11">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 </text:p>
        </text:list-item>
        <text:list-item>
          <text:p text:style-name="P1">ⲡⲉϫⲉ ⲥⲓⲙⲱⲛ ⲡⲉⲧⲣoⲥ ⲛⲁⲩ ϫⲉ ⲙⲁⲣⲉ ⲙⲁⲣⲓϩⲁⲙ ⲉⲓ ⲉⲃoⲗ ⲛ̅ϩⲏⲧⲛ̅ ϫⲉ ⲛ̅ⲥϩⲓoⲙⲉ ⲙ̅ⲡϣⲁ ⲁⲛ ⲙ̅ⲡⲱⲛϩ ⲡⲉϫⲉ ⲓ̅ⲥ̅ ϫⲉ ⲉⲓⲥϩⲏⲏⲧⲉ ⲁⲛoⲕ ϯⲛⲁⲥⲱⲕ ⲙ̅ⲙoⲥ ϫⲉ ⲕⲁⲁⲥ ⲉⲉⲓⲛⲁⲁⲥ ⲛ̅ϩooⲩⲧ ϣⲓⲛⲁ ⲉⲥⲛⲁϣⲱ ⲡⲉ ϩⲱⲱⲥ ⲛ̅oⲩⲡⲛ̅ⲁ̅ ⲉϥoⲛϩ ⲉϥⲉⲓⲛⲉ ⲙ̅ ⲙⲱⲧⲛ̅ ⲛ̅ϩooⲩⲧ ϫⲉ ⲥϩⲓⲙⲉ ⲛⲓⲙ ⲉⲥⲛⲁⲁⲥ ⲛ̅ϩooⲩⲧ ⲥⲛⲁⲃⲱⲕ ⲉϩoⲩⲛ ⲉⲧⲙⲛ̅ⲧ̅ⲉⲣo ⲛⲙ̅ⲡⲏⲩⲉ ⲡⲉⲩⲁⲅⲅⲉⲗⲓoⲛ ⲡⲕⲁⲧⲁ ⲑⲱⲙⲁⲥ <text:s text:c="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ptic" svg:font-family="Coptic"/>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3T15:53:13.142000000</meta:creation-date>
    <dc:date>2022-02-13T20:34:26.325000000</dc:date>
    <meta:editing-duration>PT10M13S</meta:editing-duration>
    <meta:editing-cycles>1</meta:editing-cycles>
    <meta:document-statistic meta:table-count="0" meta:image-count="0" meta:object-count="0" meta:page-count="8" meta:paragraph-count="116" meta:word-count="3849" meta:character-count="21166" meta:non-whitespace-character-count="17428"/>
    <meta:generator>LibreOffice/7.1.5.2$Windows_X86_64 LibreOffice_project/85f04e9f809797b8199d13c421bd8a2b025d52b5</meta:generator>
  </office:meta>
</office:document-meta>
</file>